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4.722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2.168cm"/>
    </style:style>
    <style:style style:name="co16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language="en" fo:country="US" fo:font-weight="bold" style:font-name-asian="Arial2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00cc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33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3366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>
      <style:table-cell-properties fo:background-color="#3333ff"/>
    </style:style>
    <style:style style:name="ce22" style:family="table-cell" style:parent-style-name="Default">
      <style:table-cell-properties fo:background-color="#ffcc00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00cc"/>
    </style:style>
    <style:style style:name="ce27" style:family="table-cell" style:parent-style-name="Default">
      <style:table-cell-properties fo:background-color="#00ff66"/>
    </style:style>
    <style:style style:name="ce28" style:family="table-cell" style:parent-style-name="Default">
      <style:table-cell-properties fo:background-color="#ff3300"/>
    </style:style>
    <style:style style:name="ce29" style:family="table-cell" style:parent-style-name="Default">
      <style:table-cell-properties fo:background-color="#ff33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336699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3333ff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336699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00cc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3366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33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vertical-align="middle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2" fo:font-size="7pt" style:font-name-asian="Arial2" style:font-size-asian="7pt" style:font-name-complex="Arial2" style:font-size-complex="4pt"/>
    </style:style>
  </office:automatic-styles>
  <office:body>
    <office:spreadsheet>
      <table:table table:name="Pin assignment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  <table:table-cell table:style-name="ce1" table:number-columns-repeated="2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number-columns-repeated="1009"/>
        </table:table-row>
        <table:table-row table:style-name="ro2">
          <table:covered-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Peripheral</text:p>
          </table:table-cell>
          <table:table-cell table:style-name="ce1" office:value-type="string">
            <text:p>Peripheral Signal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number-columns-repeated="100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7" office:value-type="string">
            <text:p>PA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1</text:p>
          </table:table-cell>
          <table:table-cell table:style-name="ce17" office:value-type="string">
            <text:p>WKUP0(1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0_PWMH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0</text:p>
          </table:table-cell>
          <table:table-cell table:style-name="ce17" office:value-type="string">
            <text:p>I/O</text:p>
          </table:table-cell>
          <table:table-cell table:style-name="ce46" office:value-type="string">
            <text:p>A17/B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M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  <table:table-cell office:value-type="string">
            <text:p>IMU</text:p>
          </table:table-cell>
          <table:table-cell office:value-type="string">
            <text:p>IMU_INT [IW]</text:p>
          </table:table-cell>
          <table:table-cell table:style-name="ce25"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  <table:table-cell table:style-name="ce18" office:value-type="string">
            <text:p>TOUCHSCR</text:p>
          </table:table-cell>
          <table:table-cell office:value-type="string">
            <text:p>CTP_INT [IW]</text:p>
          </table:table-cell>
          <table:table-cell table:style-name="ce25"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18" office:value-type="string">
            <text:p>PA3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DA</text:p>
          </table:table-cell>
          <table:table-cell table:style-name="ce18" office:value-type="string">
            <text:p>PIODC0(2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D0</text:p>
          </table:table-cell>
          <table:table-cell table:style-name="ce18" office:value-type="string">
            <text:p>I/O</text:p>
          </table:table-cell>
          <table:table-cell table:style-name="ce18" office:value-type="string">
            <text:p>LONCOL1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PCK2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18" office:value-type="string">
            <text:p>PA4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CL</text:p>
          </table:table-cell>
          <table:table-cell table:style-name="ce18" office:value-type="string">
            <text:p>WKUP3/PIODC1(3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CK0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TCLK0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TXD1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9" office:value-type="string">
            <text:p>PA5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TX</text:p>
          </table:table-cell>
          <table:table-cell table:style-name="ce19" office:value-type="string">
            <text:p>WKUP4/PIODC2(3)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PWMC1_PWML3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ISI_D4</text:p>
          </table:table-cell>
          <table:table-cell table:style-name="ce19" office:value-type="string">
            <text:p>I</text:p>
          </table:table-cell>
          <table:table-cell table:style-name="ce47" office:value-type="string">
            <text:p>URXD1</text:p>
          </table:table-cell>
          <table:table-cell table:style-name="ce19" office:value-type="string">
            <text:p>I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5" office:value-type="float" office:value="114">
            <text:p>114</text:p>
          </table:table-cell>
          <table:table-cell table:style-name="ce19" office:value-type="string">
            <text:p>PA6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RX</text:p>
          </table:table-cell>
          <table:table-cell table:number-columns-repeated="4" table:style-name="ce19" office:value-type="string">
            <text:p>–</text:p>
          </table:table-cell>
          <table:table-cell table:style-name="ce19" office:value-type="string">
            <text:p>PCK0</text:p>
          </table:table-cell>
          <table:table-cell table:style-name="ce19" office:value-type="string">
            <text:p>O</text:p>
          </table:table-cell>
          <table:table-cell table:style-name="ce47" office:value-type="string">
            <text:p>UTXD1</text:p>
          </table:table-cell>
          <table:table-cell table:style-name="ce19" office:value-type="string">
            <text:p>O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20" office:value-type="string">
            <text:p>PA7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IN32(4)</text:p>
          </table:table-cell>
          <table:table-cell table:style-name="ce20" office:value-type="string">
            <text:p>I</text:p>
          </table:table-cell>
          <table:table-cell table:number-columns-repeated="2" table:style-name="ce20" office:value-type="string">
            <text:p>–</text:p>
          </table:table-cell>
          <table:table-cell table:style-name="ce20" office:value-type="string">
            <text:p>PWMC0_PWMH3</text:p>
          </table:table-cell>
          <table:table-cell table:style-name="ce20" office:value-type="string">
            <text:p>O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20" office:value-type="string">
            <text:p>PA8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OUT32(4)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PWMC1_PWMH3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AFE0_ADTRG</text:p>
          </table:table-cell>
          <table:table-cell table:style-name="ce20" office:value-type="string">
            <text:p>I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  <table:table-cell office:value-type="string">
            <text:p>USB</text:p>
          </table:table-cell>
          <table:table-cell office:value-type="string">
            <text:p>VBUS_DETECT [IW]</text:p>
          </table:table-cell>
          <table:table-cell table:style-name="ce25"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21" office:value-type="string">
            <text:p>PA1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DOUT</text:p>
          </table:table-cell>
          <table:table-cell table:style-name="ce21" office:value-type="string">
            <text:p>PIODC4(2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UTXD0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0_PWMEXTRG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RD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22" office:value-type="string">
            <text:p>PA1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CE</text:p>
          </table:table-cell>
          <table:table-cell table:style-name="ce22" office:value-type="string">
            <text:p>WKUP7/PIODC5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CS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0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22" office:value-type="string">
            <text:p>PA12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1</text:p>
          </table:table-cell>
          <table:table-cell table:style-name="ce22" office:value-type="string">
            <text:p>PIODC6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1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22" office:value-type="string">
            <text:p>PA13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0</text:p>
          </table:table-cell>
          <table:table-cell table:style-name="ce22" office:value-type="string">
            <text:p>PIODC7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0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22" office:value-type="string">
            <text:p>PA14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SCK</text:p>
          </table:table-cell>
          <table:table-cell table:style-name="ce22" office:value-type="string">
            <text:p>WKUP8/PIODCEN1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SCK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7" office:value-type="string">
            <text:p>PA1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WS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7" office:value-type="string">
            <text:p>PA1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DI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22" office:value-type="string">
            <text:p>PA17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2</text:p>
          </table:table-cell>
          <table:table-cell table:style-name="ce22" office:value-type="string">
            <text:p>AFE0_AD6(5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2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CK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7" office:value-type="string">
            <text:p>PA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4</text:p>
          </table:table-cell>
          <table:table-cell table:style-name="ce17" office:value-type="string">
            <text:p>AFE0_AD7(5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1_PWMEXTRG1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CK2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4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  <table:table-cell office:value-type="string">
            <text:p>SYSTEM</text:p>
          </table:table-cell>
          <table:table-cell office:value-type="string">
            <text:p>POWER_SW [IW]</text:p>
          </table:table-cell>
          <table:table-cell table:style-name="ce25"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23" office:value-type="string">
            <text:p>PA20</text:p>
          </table:table-cell>
          <table:table-cell table:style-name="ce17" office:value-type="string">
            <text:p>SDRAM</text:p>
          </table:table-cell>
          <table:table-cell table:style-name="ce23" office:value-type="string">
            <text:p>SDRAM_BANK0</text:p>
          </table:table-cell>
          <table:table-cell table:style-name="ce23" office:value-type="string">
            <text:p>AFE0_AD9/WKUP10(6)</text:p>
          </table:table-cell>
          <table:table-cell table:style-name="ce23" office:value-type="string">
            <text:p>I</text:p>
          </table:table-cell>
          <table:table-cell table:number-columns-repeated="2" table:style-name="ce23" office:value-type="string">
            <text:p>–</text:p>
          </table:table-cell>
          <table:table-cell table:style-name="ce23" office:value-type="string">
            <text:p>PWMC0_PWML1</text:p>
          </table:table-cell>
          <table:table-cell table:style-name="ce23" office:value-type="string">
            <text:p>O</text:p>
          </table:table-cell>
          <table:table-cell table:style-name="ce49" office:value-type="string">
            <text:p>A16/BA0</text:p>
          </table:table-cell>
          <table:table-cell table:style-name="ce23" office:value-type="string">
            <text:p>O</text:p>
          </table:table-cell>
          <table:table-cell table:style-name="ce23" office:value-type="string">
            <text:p>I2SC1_CK</text:p>
          </table:table-cell>
          <table:table-cell table:style-name="ce23" office:value-type="string">
            <text:p>–</text:p>
          </table:table-cell>
          <table:table-cell table:style-name="ce23" office:value-type="string">
            <text:p>PIO,I,PU,ST</text:p>
          </table:table-cell>
          <table:table-cell table:style-name="ce23" table:number-columns-repeated="1009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24" office:value-type="string">
            <text:p>PA21</text:p>
          </table:table-cell>
          <table:table-cell table:style-name="ce21" office:value-type="string">
            <text:p>AUDIO</text:p>
          </table:table-cell>
          <table:table-cell table:style-name="ce24" office:value-type="string">
            <text:p>AUDIO_MCLK</text:p>
          </table:table-cell>
          <table:table-cell table:style-name="ce24" office:value-type="string">
            <text:p>AFE0_AD1/PIODCEN2(8)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RXD1</text:p>
          </table:table-cell>
          <table:table-cell table:style-name="ce24" office:value-type="string">
            <text:p>I</text:p>
          </table:table-cell>
          <table:table-cell table:style-name="ce42" office:value-type="string">
            <text:p>PCK1</text:p>
          </table:table-cell>
          <table:table-cell table:style-name="ce24" office:value-type="string">
            <text:p>O</text:p>
          </table:table-cell>
          <table:table-cell table:style-name="ce24" office:value-type="string">
            <text:p>PWMC1_PWMFI0</text:p>
          </table:table-cell>
          <table:table-cell table:style-name="ce24" office:value-type="string">
            <text:p>I</text:p>
          </table:table-cell>
          <table:table-cell table:number-columns-repeated="2" table:style-name="ce24" office:value-type="string">
            <text:p>–</text:p>
          </table:table-cell>
          <table:table-cell table:style-name="ce24" office:value-type="string">
            <text:p>PIO,I,PU,ST</text:p>
          </table:table-cell>
          <table:table-cell table:style-name="ce24" table:number-columns-repeated="1009"/>
        </table:table-row>
        <table:table-row table:style-name="ro1">
          <table:table-cell office:value-type="float" office:value="37">
            <text:p>37</text:p>
          </table:table-cell>
          <table:table-cell table:style-name="ce25" office:value-type="string">
            <text:p>PA22</text:p>
          </table:table-cell>
          <table:table-cell table:style-name="ce18" office:value-type="string">
            <text:p>TOUCHSCR</text:p>
          </table:table-cell>
          <table:table-cell office:value-type="string">
            <text:p>CTP_RESET [GPIO]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table:style-name="ce25" office:value-type="string">
            <text:p>PA23</text:p>
          </table:table-cell>
          <table:table-cell table:style-name="ce18" office:value-type="string">
            <text:p>TOUCHSCR</text:p>
          </table:table-cell>
          <table:table-cell office:value-type="string">
            <text:p>CTP_WAKE [GPIO]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 table:style-name="ce25" office:value-type="string">
            <text:p>PA24</text:p>
          </table:table-cell>
          <table:table-cell table:style-name="ce26" office:value-type="string">
            <text:p>SDCARD</text:p>
          </table:table-cell>
          <table:table-cell office:value-type="string">
            <text:p>SDC_CD [GPIO]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26" office:value-type="string">
            <text:p>PA25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LK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CTS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A23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CK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62">
            <text:p>62</text:p>
          </table:table-cell>
          <table:table-cell table:style-name="ce26" office:value-type="string">
            <text:p>PA26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2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CD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IOA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2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70">
            <text:p>70</text:p>
          </table:table-cell>
          <table:table-cell table:style-name="ce26" office:value-type="string">
            <text:p>PA27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3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TR1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IOB2</text:p>
          </table:table-cell>
          <table:table-cell table:style-name="ce26" office:value-type="string">
            <text:p>I/O</text:p>
          </table:table-cell>
          <table:table-cell table:style-name="ce50" office:value-type="string">
            <text:p>MCDA3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SI_D7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2">
            <text:p>112</text:p>
          </table:table-cell>
          <table:table-cell table:style-name="ce26" office:value-type="string">
            <text:p>PA28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MD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SR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CLK1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CDA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2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table:style-name="ce25" office:value-type="string">
            <text:p>PA29</text:p>
          </table:table-cell>
          <table:table-cell table:style-name="ce32" office:value-type="string">
            <text:p>IMU</text:p>
          </table:table-cell>
          <table:table-cell office:value-type="string">
            <text:p>IMU_FSYNC [GPIO]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116">
            <text:p>116</text:p>
          </table:table-cell>
          <table:table-cell table:style-name="ce26" office:value-type="string">
            <text:p>PA30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0</text:p>
          </table:table-cell>
          <table:table-cell table:style-name="ce26" office:value-type="string">
            <text:p>WKUP11(1)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L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WMC1_PWMEXTRG0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DA0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2SC0_DO</text:p>
          </table:table-cell>
          <table:table-cell table:style-name="ce26" office:value-type="string">
            <text:p>–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8">
            <text:p>118</text:p>
          </table:table-cell>
          <table:table-cell table:style-name="ce26" office:value-type="string">
            <text:p>PA31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1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SPI0_NPCS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CK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PB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WCLK</text:p>
          </table:table-cell>
          <table:table-cell table:style-name="ce21" office:value-type="string">
            <text:p>AFE0_AD10/RTCOUT0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0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RXD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TF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B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BCLK</text:p>
          </table:table-cell>
          <table:table-cell table:style-name="ce21" office:value-type="string">
            <text:p>AFE1_AD0/RTCOUT1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GTSUCOMP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TXD0</text:p>
          </table:table-cell>
          <table:table-cell table:style-name="ce21" office:value-type="string">
            <text:p>I/O</text:p>
          </table:table-cell>
          <table:table-cell table:style-name="ce48" office:value-type="string">
            <text:p>TK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  <table:table-cell office:value-type="string">
            <text:p>USB</text:p>
          </table:table-cell>
          <table:table-cell office:value-type="string">
            <text:p>VBUS_MEASURE [A]</text:p>
          </table:table-cell>
          <table:table-cell table:style-name="ce25"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  <table:table-cell table:style-name="ce29" office:value-type="string">
            <text:p>RF24</text:p>
          </table:table-cell>
          <table:table-cell office:value-type="string">
            <text:p>RF24_IRQ [IW]</text:p>
          </table:table-cell>
          <table:table-cell table:style-name="ce25"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27" office:value-type="string">
            <text:p>PB4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DI</text:p>
          </table:table-cell>
          <table:table-cell table:style-name="ce36" office:value-type="string">
            <text:p>TDI(9)</text:p>
          </table:table-cell>
          <table:table-cell table:style-name="ce27" office:value-type="string">
            <text:p>I</text:p>
          </table:table-cell>
          <table:table-cell table:style-name="ce27" office:value-type="string">
            <text:p>TW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WMC0_PWMH2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X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IO,I,PD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27" office:value-type="string">
            <text:p>PB5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RACESWO</text:p>
          </table:table-cell>
          <table:table-cell table:style-name="ce36" office:value-type="string">
            <text:p>TDO/TRACESWO/WKUP13(9)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WCK1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PWMC0_PWML0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D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O,PU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79">
            <text:p>79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DIO</text:p>
          </table:table-cell>
          <table:table-cell table:style-name="ce36" office:value-type="string">
            <text:p>SWDIO/TMS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89">
            <text:p>89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CLK</text:p>
          </table:table-cell>
          <table:table-cell table:style-name="ce36" office:value-type="string">
            <text:p>SWCLK/TCK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3" office:value-type="float" office:value="141">
            <text:p>141</text:p>
          </table:table-cell>
          <table:table-cell table:style-name="ce28" office:value-type="string">
            <text:p>PB8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OUT(10)</text:p>
          </table:table-cell>
          <table:table-cell table:style-name="ce28" office:value-type="string">
            <text:p>O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13" office:value-type="float" office:value="142">
            <text:p>142</text:p>
          </table:table-cell>
          <table:table-cell table:style-name="ce28" office:value-type="string">
            <text:p>PB9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IN(10)</text:p>
          </table:table-cell>
          <table:table-cell table:style-name="ce28" office:value-type="string">
            <text:p>I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office:value-type="float" office:value="87">
            <text:p>87</text:p>
          </table:table-cell>
          <table:table-cell table:style-name="ce25" office:value-type="string">
            <text:p>PB12</text:p>
          </table:table-cell>
          <table:table-cell table:style-name="ce32" office:value-type="string">
            <text:p>UDB</text:p>
          </table:table-cell>
          <table:table-cell office:value-type="string">
            <text:p>USB_ID [GPIO]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9"/>
        </table:table-row>
        <table:table-row table:style-name="ro1">
          <table:table-cell office:value-type="float" office:value="144">
            <text:p>144</text:p>
          </table:table-cell>
          <table:table-cell table:style-name="ce25" office:value-type="string">
            <text:p>PB13</text:p>
          </table:table-cell>
          <table:table-cell table:style-name="ce32" office:value-type="string">
            <text:p>VREF</text:p>
          </table:table-cell>
          <table:table-cell office:value-type="string">
            <text:p>VREF_SHDN [GPIO]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7" office:value-type="string">
            <text:p>PC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0</text:p>
          </table:table-cell>
          <table:table-cell table:style-name="ce17" office:value-type="string">
            <text:p>AFE1_AD9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0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7" office:value-type="string">
            <text:p>PC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7" office:value-type="string">
            <text:p>PC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7" office:value-type="string">
            <text:p>PC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7" office:value-type="string">
            <text:p>PC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4</text:p>
          </table:table-cell>
          <table:table-cell table:style-name="ce17" office:value-type="string">
            <text:p>I/O</text:p>
          </table:table-cell>
          <table:table-cell table:number-columns-repeated="6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17" office:value-type="string">
            <text:p>PC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7" office:value-type="string">
            <text:p>PC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6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7" office:value-type="string">
            <text:p>PC7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7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6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17" office:value-type="string">
            <text:p>PC8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WR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WR0/NWE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7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86">
            <text:p>86</text:p>
          </table:table-cell>
          <table:table-cell table:style-name="ce25" office:value-type="string">
            <text:p>PC9</text:p>
          </table:table-cell>
          <table:table-cell table:style-name="ce17" office:value-type="string">
            <text:p>LCD</text:p>
          </table:table-cell>
          <table:table-cell office:value-type="string">
            <text:p>LCD_WAI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25" office:value-type="string">
            <text:p>PC10</text:p>
          </table:table-cell>
          <table:table-cell table:style-name="ce17" office:value-type="string">
            <text:p>LCD</text:p>
          </table:table-cell>
          <table:table-cell office:value-type="string">
            <text:p>LCD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7" office:value-type="string">
            <text:p>PC11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D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RD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8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7" office:value-type="string">
            <text:p>PC12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CS</text:p>
          </table:table-cell>
          <table:table-cell table:style-name="ce17" office:value-type="string">
            <text:p>AFE1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CANRX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25" office:value-type="string">
            <text:p>PC13</text:p>
          </table:table-cell>
          <table:table-cell table:style-name="ce32" office:value-type="string">
            <text:p>CHARGER</text:p>
          </table:table-cell>
          <table:table-cell office:value-type="string">
            <text:p>PWR_CHG_OTG [GPIO]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7">
            <text:p>97</text:p>
          </table:table-cell>
          <table:table-cell table:style-name="ce25" office:value-type="string">
            <text:p>PC14</text:p>
          </table:table-cell>
          <table:table-cell table:style-name="ce17" office:value-type="string">
            <text:p>LCD</text:p>
          </table:table-cell>
          <table:table-cell office:value-type="string">
            <text:p>LCD_INT [I]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7" office:value-type="string">
            <text:p>PC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S</text:p>
          </table:table-cell>
          <table:table-cell table:style-name="ce17" office:value-type="string">
            <text:p>AFE1_AD2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1/SDCS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25" office:value-type="string">
            <text:p>PC16</text:p>
          </table:table-cell>
          <table:table-cell table:style-name="ce17" office:value-type="string">
            <text:p>LCD</text:p>
          </table:table-cell>
          <table:table-cell office:value-type="string">
            <text:p>LCD_C86 [GPIO]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3">
            <text:p>103</text:p>
          </table:table-cell>
          <table:table-cell table:style-name="ce25" office:value-type="string">
            <text:p>PC17</text:p>
          </table:table-cell>
          <table:table-cell table:style-name="ce32" office:value-type="string">
            <text:p>CHARGER</text:p>
          </table:table-cell>
          <table:table-cell office:value-type="string">
            <text:p>PWR_CHG_INT [I]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7" office:value-type="string">
            <text:p>PC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L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0/NBS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7" office:value-type="string">
            <text:p>PC19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S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7" office:value-type="string">
            <text:p>PC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17" office:value-type="string">
            <text:p>PC2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17" office:value-type="string">
            <text:p>PC22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4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7" office:value-type="string">
            <text:p>PC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5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3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17" office:value-type="string">
            <text:p>PC2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6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SP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7" office:value-type="string">
            <text:p>PC2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7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3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0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7" office:value-type="string">
            <text:p>PC2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8</text:p>
          </table:table-cell>
          <table:table-cell table:style-name="ce17" office:value-type="string">
            <text:p>AFE1_AD7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8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ISO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7" office:value-type="string">
            <text:p>PC2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9</text:p>
          </table:table-cell>
          <table:table-cell table:style-name="ce17" office:value-type="string">
            <text:p>AFE1_AD8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9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OSI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17" office:value-type="string">
            <text:p>PC2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4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1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7" office:value-type="string">
            <text:p>PC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1</text:p>
          </table:table-cell>
          <table:table-cell table:style-name="ce17" office:value-type="string">
            <text:p>AFE1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NPCS2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5" office:value-type="string">
            <text:p>PC30</text:p>
          </table:table-cell>
          <table:table-cell table:style-name="ce21" office:value-type="string">
            <text:p>AUDIO</text:p>
          </table:table-cell>
          <table:table-cell office:value-type="string">
            <text:p>AUDIO_INT [I]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7" office:value-type="string">
            <text:p>PC3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3</text:p>
          </table:table-cell>
          <table:table-cell table:style-name="ce17" office:value-type="string">
            <text:p>AFE1_AD6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5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PD0</text:p>
          </table:table-cell>
          <table:table-cell table:style-name="ce21" office:value-type="string">
            <text:p>AUDIO</text:p>
          </table:table-cell>
          <table:table-cell office:value-type="string">
            <text:p>AUDIO_RESET [GPIO]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  <table:table-cell office:value-type="string">
            <text:p>LED</text:p>
          </table:table-cell>
          <table:table-cell office:value-type="string">
            <text:p>LED_R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table:style-name="ce25" office:value-type="string">
            <text:p>PWMC1_PWMH0</text:p>
          </table:table-cell>
          <table:table-cell office:value-type="string">
            <text:p>O</text:p>
          </table:table-cell>
          <table:table-cell table:style-name="ce32"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1">
            <text:p>131</text:p>
          </table:table-cell>
          <table:table-cell table:style-name="ce25" office:value-type="string">
            <text:p>PD2</text:p>
          </table:table-cell>
          <table:table-cell table:style-name="ce19" office:value-type="string">
            <text:p>WIFI</text:p>
          </table:table-cell>
          <table:table-cell office:value-type="string">
            <text:p>WIF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  <table:table-cell office:value-type="string">
            <text:p>LED</text:p>
          </table:table-cell>
          <table:table-cell office:value-type="string">
            <text:p>LED_G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table:style-name="ce25"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6">
            <text:p>126</text:p>
          </table:table-cell>
          <table:table-cell table:style-name="ce25" office:value-type="string">
            <text:p>PD4</text:p>
          </table:table-cell>
          <table:table-cell table:style-name="ce19" office:value-type="string">
            <text:p>WIFI</text:p>
          </table:table-cell>
          <table:table-cell office:value-type="string">
            <text:p>WIFI_FLASH [GPIO]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  <table:table-cell office:value-type="string">
            <text:p>LED</text:p>
          </table:table-cell>
          <table:table-cell office:value-type="string">
            <text:p>LED_B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table:style-name="ce25"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1">
            <text:p>121</text:p>
          </table:table-cell>
          <table:table-cell table:style-name="ce25" office:value-type="string">
            <text:p>PD6</text:p>
          </table:table-cell>
          <table:table-cell table:style-name="ce19" office:value-type="string">
            <text:p>WIFI</text:p>
          </table:table-cell>
          <table:table-cell office:value-type="string">
            <text:p>WIFI_EN [GPIO]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9">
            <text:p>119</text:p>
          </table:table-cell>
          <table:table-cell table:style-name="ce25" office:value-type="string">
            <text:p>PD7</text:p>
          </table:table-cell>
          <table:table-cell table:style-name="ce32" office:value-type="string">
            <text:p>3V3_REG</text:p>
          </table:table-cell>
          <table:table-cell office:value-type="string">
            <text:p>PWR_VREGMODE [GPIO]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3">
            <text:p>113</text:p>
          </table:table-cell>
          <table:table-cell table:style-name="ce25" office:value-type="string">
            <text:p>PD8</text:p>
          </table:table-cell>
          <table:table-cell table:style-name="ce32" office:value-type="string">
            <text:p>5V_REG</text:p>
          </table:table-cell>
          <table:table-cell office:value-type="string">
            <text:p>PWR_5VEN [GPIO]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table:style-name="ce25" office:value-type="string">
            <text:p>PD9</text:p>
          </table:table-cell>
          <table:table-cell table:style-name="ce32" office:value-type="string">
            <text:p>CHARGER</text:p>
          </table:table-cell>
          <table:table-cell office:value-type="string">
            <text:p>PWR_CHG_CHG_ENABLE [GPIO]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21" office:value-type="string">
            <text:p>PD10</text:p>
          </table:table-cell>
          <table:table-cell table:style-name="ce33" office:value-type="string">
            <text:p>AUDIO</text:p>
          </table:table-cell>
          <table:table-cell table:style-name="ce21" office:value-type="string">
            <text:p>AUDIO_DIN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GCRS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L0</text:p>
          </table:table-cell>
          <table:table-cell table:style-name="ce21" office:value-type="string">
            <text:p>O</text:p>
          </table:table-cell>
          <table:table-cell table:style-name="ce48" office:value-type="string">
            <text:p>TD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D,ST</text:p>
          </table:table-cell>
          <table:table-cell table:style-name="ce21" table:number-columns-repeated="100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  <table:table-cell table:style-name="ce17" office:value-type="string">
            <text:p>LCD</text:p>
          </table:table-cell>
          <table:table-cell office:value-type="string">
            <text:p>LCD_BL_CTRL [PWM]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table:style-name="ce25"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92">
            <text:p>92</text:p>
          </table:table-cell>
          <table:table-cell table:style-name="ce29" office:value-type="string">
            <text:p>PD1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CE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GRX3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CANTX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NPCS2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ISI_D6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17" office:value-type="string">
            <text:p>PD1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A10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COL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A10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17" office:value-type="string">
            <text:p>PD1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KE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RXCK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7" office:value-type="string">
            <text:p>PD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H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RXD2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WR1/NBS1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7" office:value-type="string">
            <text:p>PD1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R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XD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R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17" office:value-type="string">
            <text:p>PD1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ER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SCK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C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  <table:table-cell office:value-type="string">
            <text:p>UART</text:p>
          </table:table-cell>
          <table:table-cell office:value-type="string">
            <text:p>DBGUART_RX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table:style-name="ce25"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  <table:table-cell office:value-type="string">
            <text:p>UART</text:p>
          </table:table-cell>
          <table:table-cell office:value-type="string">
            <text:p>DBGUART_TX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table:style-name="ce25"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65">
            <text:p>65</text:p>
          </table:table-cell>
          <table:table-cell table:style-name="ce29" office:value-type="string">
            <text:p>PD20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IS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0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ISO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GTSUCOMP</text:p>
          </table:table-cell>
          <table:table-cell table:style-name="ce29" office:value-type="string">
            <text:p>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3">
            <text:p>63</text:p>
          </table:table-cell>
          <table:table-cell table:style-name="ce29" office:value-type="string">
            <text:p>PD21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OSI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OSI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TIOA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1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0">
            <text:p>60</text:p>
          </table:table-cell>
          <table:table-cell table:style-name="ce29" office:value-type="string">
            <text:p>PD2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SCK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2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SPCK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TIOB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0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17" office:value-type="string">
            <text:p>PD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LK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  <table:table-cell table:style-name="ce22" office:value-type="string">
            <text:p>FLASH</text:p>
          </table:table-cell>
          <table:table-cell office:value-type="string">
            <text:p>QSP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5" office:value-type="float" office:value="52">
            <text:p>52</text:p>
          </table:table-cell>
          <table:table-cell table:style-name="ce30" office:value-type="string">
            <text:p>PD25</text:p>
          </table:table-cell>
          <table:table-cell table:style-name="ce29" office:value-type="string">
            <text:p>RF24</text:p>
          </table:table-cell>
          <table:table-cell table:style-name="ce30" office:value-type="string">
            <text:p>RF24_CSN</text:p>
          </table:table-cell>
          <table:table-cell table:number-columns-repeated="2" table:style-name="ce30" office:value-type="string">
            <text:p>–</text:p>
          </table:table-cell>
          <table:table-cell table:style-name="ce30" office:value-type="string">
            <text:p>PWMC0_PWML1</text:p>
          </table:table-cell>
          <table:table-cell table:style-name="ce30" office:value-type="string">
            <text:p>O</text:p>
          </table:table-cell>
          <table:table-cell table:style-name="ce44" office:value-type="string">
            <text:p>SPI0_NPCS1</text:p>
          </table:table-cell>
          <table:table-cell table:style-name="ce30" office:value-type="string">
            <text:p>I/O</text:p>
          </table:table-cell>
          <table:table-cell table:style-name="ce30" office:value-type="string">
            <text:p>URXD2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ISI_VSYNC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PIO,I,PU,ST</text:p>
          </table:table-cell>
          <table:table-cell table:style-name="ce30"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  <table:table-cell office:value-type="string">
            <text:p>ISENS</text:p>
          </table:table-cell>
          <table:table-cell office:value-type="string">
            <text:p>ISENS_WARNING [I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6" office:value-type="float" office:value="47">
            <text:p>47</text:p>
          </table:table-cell>
          <table:table-cell table:style-name="ce31" office:value-type="string">
            <text:p>PD27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DA</text:p>
          </table:table-cell>
          <table:table-cell table:number-columns-repeated="2" table:style-name="ce31" office:value-type="string">
            <text:p>–</text:p>
          </table:table-cell>
          <table:table-cell table:style-name="ce31" office:value-type="string">
            <text:p>PWMC0_PWML3</text:p>
          </table:table-cell>
          <table:table-cell table:style-name="ce31" office:value-type="string">
            <text:p>O</text:p>
          </table:table-cell>
          <table:table-cell table:style-name="ce45" office:value-type="string">
            <text:p>SPI0_NPCS3</text:p>
          </table:table-cell>
          <table:table-cell table:style-name="ce31" office:value-type="string">
            <text:p>O</text:p>
          </table:table-cell>
          <table:table-cell table:style-name="ce51" office:value-type="string">
            <text:p>TWD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8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16" office:value-type="float" office:value="71">
            <text:p>71</text:p>
          </table:table-cell>
          <table:table-cell table:style-name="ce31" office:value-type="string">
            <text:p>PD28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CL</text:p>
          </table:table-cell>
          <table:table-cell table:style-name="ce31" office:value-type="string">
            <text:p>WKUP5(1)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URXD3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CANRX1</text:p>
          </table:table-cell>
          <table:table-cell table:style-name="ce31" office:value-type="string">
            <text:p>I</text:p>
          </table:table-cell>
          <table:table-cell table:style-name="ce51" office:value-type="string">
            <text:p>TWCK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9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17" office:value-type="string">
            <text:p>PD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WE</text:p>
          </table:table-cell>
          <table:table-cell table:number-columns-repeated="6" table:style-name="ce17" office:value-type="string">
            <text:p>–</text:p>
          </table:table-cell>
          <table:table-cell table:style-name="ce41" office:value-type="string">
            <text:p>SDW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34">
            <text:p>34</text:p>
          </table:table-cell>
          <table:table-cell table:style-name="ce25" office:value-type="string">
            <text:p>PD30</text:p>
          </table:table-cell>
          <table:table-cell office:value-type="string">
            <text:p>ISENS</text:p>
          </table:table-cell>
          <table:table-cell office:value-type="string">
            <text:p>ISENS_CRITICAL [I]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2" office:value-type="string">
            <text:p>PD3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3</text:p>
          </table:table-cell>
          <table:table-cell table:number-columns-repeated="2" table:style-name="ce22" office:value-type="string">
            <text:p>–</text:p>
          </table:table-cell>
          <table:table-cell table:style-name="ce40" office:value-type="string">
            <text:p>QIO3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UTXD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CK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ISI_D11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7" office:value-type="string">
            <text:p>PE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8</text:p>
          </table:table-cell>
          <table:table-cell table:style-name="ce17" office:value-type="string">
            <text:p>AFE1_AD11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WS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7" office:value-type="string">
            <text:p>PE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9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DO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7" office:value-type="string">
            <text:p>PE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9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I2SC1_DI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7" office:value-type="string">
            <text:p>PE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1</text:p>
          </table:table-cell>
          <table:table-cell table:style-name="ce17" office:value-type="string">
            <text:p>AFE1_AD10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7" office:value-type="string">
            <text:p>PE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2</text:p>
          </table:table-cell>
          <table:table-cell table:style-name="ce17" office:value-type="string">
            <text:p>AFE0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7" office:value-type="string">
            <text:p>PE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3</text:p>
          </table:table-cell>
          <table:table-cell table:style-name="ce17" office:value-type="string">
            <text:p>AFE0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table:style-name="ce25" office:value-type="string">
            <text:p>NRST</text:p>
          </table:table-cell>
          <table:table-cell office:value-type="string">
            <text:p>SYSTEM</text:p>
          </table:table-cell>
          <table:table-cell office:value-type="string">
            <text:p>RESET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table:style-name="ce25" office:value-type="string">
            <text:p>TST</text:p>
          </table:table-cell>
          <table:table-cell office:value-type="string">
            <text:p>SYSTEM</text:p>
          </table:table-cell>
          <table:table-cell office:value-type="string">
            <text:p>TST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04">
            <text:p>104</text:p>
          </table:table-cell>
          <table:table-cell table:style-name="ce25" office:value-type="string">
            <text:p>JTAGSEL</text:p>
          </table:table-cell>
          <table:table-cell office:value-type="string">
            <text:p>SYSTEM</text:p>
          </table:table-cell>
          <table:table-cell office:value-type="string">
            <text:p>JTAGSEL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6">
            <text:p>136</text:p>
          </table:table-cell>
          <table:table-cell table:style-name="ce25" office:value-type="string">
            <text:p>HSDM</text:p>
          </table:table-cell>
          <table:table-cell table:style-name="ce32" office:value-type="string">
            <text:p>USB</text:p>
          </table:table-cell>
          <table:table-cell office:value-type="string">
            <text:p>USB_D-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7">
            <text:p>137</text:p>
          </table:table-cell>
          <table:table-cell table:style-name="ce25" office:value-type="string">
            <text:p>HSDP</text:p>
          </table:table-cell>
          <table:table-cell table:style-name="ce32" office:value-type="string">
            <text:p>USB</text:p>
          </table:table-cell>
          <table:table-cell office:value-type="string">
            <text:p>USB_D+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Ass Periph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  <table:table-cell table:style-name="ce1" table:number-columns-repeated="2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number-columns-repeated="1009"/>
        </table:table-row>
        <table:table-row table:style-name="ro2">
          <table:covered-table-cell table:style-name="ce1"/>
          <table:table-cell table:style-name="ce1" office:value-type="string">
            <text:p>Signal</text:p>
          </table:table-cell>
          <table:table-cell table:style-name="ce1" office:value-type="string">
            <text:p>Peripheral</text:p>
          </table:table-cell>
          <table:table-cell table:style-name="ce1" office:value-type="string">
            <text:p>Peripheral Signal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number-columns-repeated="1009"/>
        </table:table-row>
        <table:table-row table:style-name="ro1">
          <table:table-cell office:value-type="float" office:value="119">
            <text:p>119</text:p>
          </table:table-cell>
          <table:table-cell table:style-name="ce25" office:value-type="string">
            <text:p>PD7</text:p>
          </table:table-cell>
          <table:table-cell table:style-name="ce32" office:value-type="string">
            <text:p>3V3_REG</text:p>
          </table:table-cell>
          <table:table-cell office:value-type="string">
            <text:p>PWR_VREGMODE [GPIO]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13">
            <text:p>113</text:p>
          </table:table-cell>
          <table:table-cell table:style-name="ce25" office:value-type="string">
            <text:p>PD8</text:p>
          </table:table-cell>
          <table:table-cell table:style-name="ce32" office:value-type="string">
            <text:p>5V_REG</text:p>
          </table:table-cell>
          <table:table-cell office:value-type="string">
            <text:p>PWR_5VEN [GPIO]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1" office:value-type="string">
            <text:p>PB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BCLK</text:p>
          </table:table-cell>
          <table:table-cell table:style-name="ce21" office:value-type="string">
            <text:p>AFE1_AD0/RTCOUT1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GTSUCOMP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TXD0</text:p>
          </table:table-cell>
          <table:table-cell table:style-name="ce21" office:value-type="string">
            <text:p>I/O</text:p>
          </table:table-cell>
          <table:table-cell table:style-name="ce48" office:value-type="string">
            <text:p>TK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21" office:value-type="string">
            <text:p>PD10</text:p>
          </table:table-cell>
          <table:table-cell table:style-name="ce33" office:value-type="string">
            <text:p>AUDIO</text:p>
          </table:table-cell>
          <table:table-cell table:style-name="ce21" office:value-type="string">
            <text:p>AUDIO_DIN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GCRS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L0</text:p>
          </table:table-cell>
          <table:table-cell table:style-name="ce21" office:value-type="string">
            <text:p>O</text:p>
          </table:table-cell>
          <table:table-cell table:style-name="ce48" office:value-type="string">
            <text:p>TD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D,ST</text:p>
          </table:table-cell>
          <table:table-cell table:style-name="ce21" table:number-columns-repeated="1009"/>
        </table:table-row>
        <table:table-row table:style-name="ro1">
          <table:table-cell table:style-name="ce7" office:value-type="float" office:value="66">
            <text:p>66</text:p>
          </table:table-cell>
          <table:table-cell table:style-name="ce21" office:value-type="string">
            <text:p>PA1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DOUT</text:p>
          </table:table-cell>
          <table:table-cell table:style-name="ce21" office:value-type="string">
            <text:p>PIODC4(2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UTXD0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0_PWMEXTRG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RD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5" office:value-type="string">
            <text:p>PC30</text:p>
          </table:table-cell>
          <table:table-cell table:style-name="ce21" office:value-type="string">
            <text:p>AUDIO</text:p>
          </table:table-cell>
          <table:table-cell office:value-type="string">
            <text:p>AUDIO_INT [I]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21" office:value-type="string">
            <text:p>PA21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MCLK</text:p>
          </table:table-cell>
          <table:table-cell table:style-name="ce21" office:value-type="string">
            <text:p>AFE0_AD1/PIODCEN2(8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RXD1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PCK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PWMC1_PWMFI0</text:p>
          </table:table-cell>
          <table:table-cell table:style-name="ce21" office:value-type="string">
            <text:p>I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25" office:value-type="string">
            <text:p>PD0</text:p>
          </table:table-cell>
          <table:table-cell table:style-name="ce21" office:value-type="string">
            <text:p>AUDIO</text:p>
          </table:table-cell>
          <table:table-cell office:value-type="string">
            <text:p>AUDIO_RESET [GPIO]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1" office:value-type="string">
            <text:p>PB0</text:p>
          </table:table-cell>
          <table:table-cell table:style-name="ce21" office:value-type="string">
            <text:p>AUDIO</text:p>
          </table:table-cell>
          <table:table-cell table:style-name="ce21" office:value-type="string">
            <text:p>AUDIO_WCLK</text:p>
          </table:table-cell>
          <table:table-cell table:style-name="ce21" office:value-type="string">
            <text:p>AFE0_AD10/RTCOUT0(7)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PWMC0_PWMH0</text:p>
          </table:table-cell>
          <table:table-cell table:style-name="ce21" office:value-type="string">
            <text:p>O</text:p>
          </table:table-cell>
          <table:table-cell table:number-columns-repeated="2" table:style-name="ce21" office:value-type="string">
            <text:p>–</text:p>
          </table:table-cell>
          <table:table-cell table:style-name="ce21" office:value-type="string">
            <text:p>RXD0</text:p>
          </table:table-cell>
          <table:table-cell table:style-name="ce21" office:value-type="string">
            <text:p>I</text:p>
          </table:table-cell>
          <table:table-cell table:style-name="ce48" office:value-type="string">
            <text:p>TF</text:p>
          </table:table-cell>
          <table:table-cell table:style-name="ce21" office:value-type="string">
            <text:p>I/O</text:p>
          </table:table-cell>
          <table:table-cell table:style-name="ce21" office:value-type="string">
            <text:p>PIO,I,PU,ST</text:p>
          </table:table-cell>
          <table:table-cell table:style-name="ce21"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table:style-name="ce25" office:value-type="string">
            <text:p>PD9</text:p>
          </table:table-cell>
          <table:table-cell table:style-name="ce32" office:value-type="string">
            <text:p>CHARGER</text:p>
          </table:table-cell>
          <table:table-cell office:value-type="string">
            <text:p>PWR_CHG_CHG_ENABLE [GPIO]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3">
            <text:p>103</text:p>
          </table:table-cell>
          <table:table-cell table:style-name="ce25" office:value-type="string">
            <text:p>PC17</text:p>
          </table:table-cell>
          <table:table-cell table:style-name="ce32" office:value-type="string">
            <text:p>CHARGER</text:p>
          </table:table-cell>
          <table:table-cell office:value-type="string">
            <text:p>PWR_CHG_INT [I]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25" office:value-type="string">
            <text:p>PC13</text:p>
          </table:table-cell>
          <table:table-cell table:style-name="ce32" office:value-type="string">
            <text:p>CHARGER</text:p>
          </table:table-cell>
          <table:table-cell office:value-type="string">
            <text:p>PWR_CHG_OTG [GPIO]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22" office:value-type="string">
            <text:p>PA1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CE</text:p>
          </table:table-cell>
          <table:table-cell table:style-name="ce22" office:value-type="string">
            <text:p>WKUP7/PIODC5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CS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0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22" office:value-type="string">
            <text:p>PA13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0</text:p>
          </table:table-cell>
          <table:table-cell table:style-name="ce22" office:value-type="string">
            <text:p>PIODC7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0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L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22" office:value-type="string">
            <text:p>PA12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1</text:p>
          </table:table-cell>
          <table:table-cell table:style-name="ce22" office:value-type="string">
            <text:p>PIODC6(2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1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WMC0_PWMH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0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22" office:value-type="string">
            <text:p>PA17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2</text:p>
          </table:table-cell>
          <table:table-cell table:style-name="ce22" office:value-type="string">
            <text:p>AFE0_AD6(5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IO2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PCK1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2" office:value-type="string">
            <text:p>PD31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IO3</text:p>
          </table:table-cell>
          <table:table-cell table:number-columns-repeated="2" table:style-name="ce22" office:value-type="string">
            <text:p>–</text:p>
          </table:table-cell>
          <table:table-cell table:style-name="ce40" office:value-type="string">
            <text:p>QIO3</text:p>
          </table:table-cell>
          <table:table-cell table:style-name="ce22" office:value-type="string">
            <text:p>I/O</text:p>
          </table:table-cell>
          <table:table-cell table:style-name="ce22" office:value-type="string">
            <text:p>UTXD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CK2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ISI_D11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  <table:table-cell table:style-name="ce22" office:value-type="string">
            <text:p>FLASH</text:p>
          </table:table-cell>
          <table:table-cell office:value-type="string">
            <text:p>QSP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22" office:value-type="string">
            <text:p>PA14</text:p>
          </table:table-cell>
          <table:table-cell table:style-name="ce22" office:value-type="string">
            <text:p>FLASH</text:p>
          </table:table-cell>
          <table:table-cell table:style-name="ce22" office:value-type="string">
            <text:p>QSPI_SCK</text:p>
          </table:table-cell>
          <table:table-cell table:style-name="ce22" office:value-type="string">
            <text:p>WKUP8/PIODCEN1(3)</text:p>
          </table:table-cell>
          <table:table-cell table:style-name="ce22" office:value-type="string">
            <text:p>I</text:p>
          </table:table-cell>
          <table:table-cell table:style-name="ce40" office:value-type="string">
            <text:p>QSCK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0_PWMH3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WMC1_PWMH1</text:p>
          </table:table-cell>
          <table:table-cell table:style-name="ce22" office:value-type="string">
            <text:p>O</text:p>
          </table:table-cell>
          <table:table-cell table:number-columns-repeated="2" table:style-name="ce22" office:value-type="string">
            <text:p>–</text:p>
          </table:table-cell>
          <table:table-cell table:style-name="ce22" office:value-type="string">
            <text:p>PIO,I,PU,ST</text:p>
          </table:table-cell>
          <table:table-cell table:style-name="ce22" table:number-columns-repeated="1009"/>
        </table:table-row>
        <table:table-row table:style-name="ro1">
          <table:table-cell table:style-name="ce16" office:value-type="float" office:value="71">
            <text:p>71</text:p>
          </table:table-cell>
          <table:table-cell table:style-name="ce31" office:value-type="string">
            <text:p>PD28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CL</text:p>
          </table:table-cell>
          <table:table-cell table:style-name="ce31" office:value-type="string">
            <text:p>WKUP5(1)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URXD3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CANRX1</text:p>
          </table:table-cell>
          <table:table-cell table:style-name="ce31" office:value-type="string">
            <text:p>I</text:p>
          </table:table-cell>
          <table:table-cell table:style-name="ce51" office:value-type="string">
            <text:p>TWCK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9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table:style-name="ce16" office:value-type="float" office:value="47">
            <text:p>47</text:p>
          </table:table-cell>
          <table:table-cell table:style-name="ce31" office:value-type="string">
            <text:p>PD27</text:p>
          </table:table-cell>
          <table:table-cell table:style-name="ce31" office:value-type="string">
            <text:p>I2CBUS</text:p>
          </table:table-cell>
          <table:table-cell table:style-name="ce31" office:value-type="string">
            <text:p>I2CBUS2_SDA</text:p>
          </table:table-cell>
          <table:table-cell table:number-columns-repeated="2" table:style-name="ce31" office:value-type="string">
            <text:p>–</text:p>
          </table:table-cell>
          <table:table-cell table:style-name="ce31" office:value-type="string">
            <text:p>PWMC0_PWML3</text:p>
          </table:table-cell>
          <table:table-cell table:style-name="ce31" office:value-type="string">
            <text:p>O</text:p>
          </table:table-cell>
          <table:table-cell table:style-name="ce45" office:value-type="string">
            <text:p>SPI0_NPCS3</text:p>
          </table:table-cell>
          <table:table-cell table:style-name="ce31" office:value-type="string">
            <text:p>O</text:p>
          </table:table-cell>
          <table:table-cell table:style-name="ce51" office:value-type="string">
            <text:p>TWD2</text:p>
          </table:table-cell>
          <table:table-cell table:style-name="ce31" office:value-type="string">
            <text:p>O</text:p>
          </table:table-cell>
          <table:table-cell table:style-name="ce31" office:value-type="string">
            <text:p>ISI_D8</text:p>
          </table:table-cell>
          <table:table-cell table:style-name="ce31" office:value-type="string">
            <text:p>I</text:p>
          </table:table-cell>
          <table:table-cell table:style-name="ce31" office:value-type="string">
            <text:p>PIO,I,PU,ST</text:p>
          </table:table-cell>
          <table:table-cell table:style-name="ce31"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table:style-name="ce25" office:value-type="string">
            <text:p>PA29</text:p>
          </table:table-cell>
          <table:table-cell table:style-name="ce32" office:value-type="string">
            <text:p>IMU</text:p>
          </table:table-cell>
          <table:table-cell office:value-type="string">
            <text:p>IMU_FSYNC [GPIO]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  <table:table-cell office:value-type="string">
            <text:p>IMU</text:p>
          </table:table-cell>
          <table:table-cell office:value-type="string">
            <text:p>IMU_INT [IW]</text:p>
          </table:table-cell>
          <table:table-cell table:style-name="ce25"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table:style-name="ce25" office:value-type="string">
            <text:p>PD30</text:p>
          </table:table-cell>
          <table:table-cell office:value-type="string">
            <text:p>ISENS</text:p>
          </table:table-cell>
          <table:table-cell office:value-type="string">
            <text:p>ISENS_CRITICAL [I]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  <table:table-cell office:value-type="string">
            <text:p>ISENS</text:p>
          </table:table-cell>
          <table:table-cell office:value-type="string">
            <text:p>ISENS_WARNING [I]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  <table:table-cell office:value-type="string">
            <text:p>LED</text:p>
          </table:table-cell>
          <table:table-cell office:value-type="string">
            <text:p>LED_B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table:style-name="ce25"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  <table:table-cell office:value-type="string">
            <text:p>LED</text:p>
          </table:table-cell>
          <table:table-cell office:value-type="string">
            <text:p>LED_G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table:style-name="ce25"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  <table:table-cell office:value-type="string">
            <text:p>LED</text:p>
          </table:table-cell>
          <table:table-cell office:value-type="string">
            <text:p>LED_R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table:style-name="ce25" office:value-type="string">
            <text:p>PWMC1_PWMH0</text:p>
          </table:table-cell>
          <table:table-cell office:value-type="string">
            <text:p>O</text:p>
          </table:table-cell>
          <table:table-cell table:style-name="ce32"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3" office:value-type="float" office:value="141">
            <text:p>141</text:p>
          </table:table-cell>
          <table:table-cell table:style-name="ce28" office:value-type="string">
            <text:p>PB8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OUT(10)</text:p>
          </table:table-cell>
          <table:table-cell table:style-name="ce28" office:value-type="string">
            <text:p>O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13" office:value-type="float" office:value="142">
            <text:p>142</text:p>
          </table:table-cell>
          <table:table-cell table:style-name="ce28" office:value-type="string">
            <text:p>PB9</text:p>
          </table:table-cell>
          <table:table-cell table:style-name="ce20" office:value-type="string">
            <text:p>OSCILLATOR</text:p>
          </table:table-cell>
          <table:table-cell table:style-name="ce28" office:value-type="string">
            <text:p>Xtal 12MHz</text:p>
          </table:table-cell>
          <table:table-cell table:style-name="ce37" office:value-type="string">
            <text:p>XIN(10)</text:p>
          </table:table-cell>
          <table:table-cell table:style-name="ce28" office:value-type="string">
            <text:p>I</text:p>
          </table:table-cell>
          <table:table-cell table:number-columns-repeated="8" table:style-name="ce28" office:value-type="string">
            <text:p>–</text:p>
          </table:table-cell>
          <table:table-cell table:style-name="ce28" office:value-type="string">
            <text:p>PIO,HiZ</text:p>
          </table:table-cell>
          <table:table-cell table:style-name="ce28" table:number-columns-repeated="1009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20" office:value-type="string">
            <text:p>PA7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IN32(4)</text:p>
          </table:table-cell>
          <table:table-cell table:style-name="ce20" office:value-type="string">
            <text:p>I</text:p>
          </table:table-cell>
          <table:table-cell table:number-columns-repeated="2" table:style-name="ce20" office:value-type="string">
            <text:p>–</text:p>
          </table:table-cell>
          <table:table-cell table:style-name="ce20" office:value-type="string">
            <text:p>PWMC0_PWMH3</text:p>
          </table:table-cell>
          <table:table-cell table:style-name="ce20" office:value-type="string">
            <text:p>O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20" office:value-type="string">
            <text:p>PA8</text:p>
          </table:table-cell>
          <table:table-cell table:style-name="ce20" office:value-type="string">
            <text:p>OSCILLATOR</text:p>
          </table:table-cell>
          <table:table-cell table:style-name="ce20" office:value-type="string">
            <text:p>Xtal 32768</text:p>
          </table:table-cell>
          <table:table-cell table:style-name="ce35" office:value-type="string">
            <text:p>XOUT32(4)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PWMC1_PWMH3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AFE0_ADTRG</text:p>
          </table:table-cell>
          <table:table-cell table:style-name="ce20" office:value-type="string">
            <text:p>I</text:p>
          </table:table-cell>
          <table:table-cell table:number-columns-repeated="4" table:style-name="ce20" office:value-type="string">
            <text:p>–</text:p>
          </table:table-cell>
          <table:table-cell table:style-name="ce20" office:value-type="string">
            <text:p>PIO,HiZ</text:p>
          </table:table-cell>
          <table:table-cell table:style-name="ce20"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  <table:table-cell office:value-type="string">
            <text:p>POWER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table:style-name="ce14" office:value-type="float" office:value="92">
            <text:p>92</text:p>
          </table:table-cell>
          <table:table-cell table:style-name="ce29" office:value-type="string">
            <text:p>PD1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CE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GRX3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CANTX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NPCS2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ISI_D6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5" office:value-type="float" office:value="52">
            <text:p>52</text:p>
          </table:table-cell>
          <table:table-cell table:style-name="ce30" office:value-type="string">
            <text:p>PD25</text:p>
          </table:table-cell>
          <table:table-cell table:style-name="ce29" office:value-type="string">
            <text:p>RF24</text:p>
          </table:table-cell>
          <table:table-cell table:style-name="ce30" office:value-type="string">
            <text:p>RF24_CSN</text:p>
          </table:table-cell>
          <table:table-cell table:number-columns-repeated="2" table:style-name="ce30" office:value-type="string">
            <text:p>–</text:p>
          </table:table-cell>
          <table:table-cell table:style-name="ce30" office:value-type="string">
            <text:p>PWMC0_PWML1</text:p>
          </table:table-cell>
          <table:table-cell table:style-name="ce30" office:value-type="string">
            <text:p>O</text:p>
          </table:table-cell>
          <table:table-cell table:style-name="ce44" office:value-type="string">
            <text:p>SPI0_NPCS1</text:p>
          </table:table-cell>
          <table:table-cell table:style-name="ce30" office:value-type="string">
            <text:p>I/O</text:p>
          </table:table-cell>
          <table:table-cell table:style-name="ce30" office:value-type="string">
            <text:p>URXD2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ISI_VSYNC</text:p>
          </table:table-cell>
          <table:table-cell table:style-name="ce30" office:value-type="string">
            <text:p>I</text:p>
          </table:table-cell>
          <table:table-cell table:style-name="ce30" office:value-type="string">
            <text:p>PIO,I,PU,ST</text:p>
          </table:table-cell>
          <table:table-cell table:style-name="ce30"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  <table:table-cell table:style-name="ce29" office:value-type="string">
            <text:p>RF24</text:p>
          </table:table-cell>
          <table:table-cell office:value-type="string">
            <text:p>RF24_IRQ [IW]</text:p>
          </table:table-cell>
          <table:table-cell table:style-name="ce25"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4" office:value-type="float" office:value="65">
            <text:p>65</text:p>
          </table:table-cell>
          <table:table-cell table:style-name="ce29" office:value-type="string">
            <text:p>PD20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IS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0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ISO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GTSUCOMP</text:p>
          </table:table-cell>
          <table:table-cell table:style-name="ce29" office:value-type="string">
            <text:p>O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3">
            <text:p>63</text:p>
          </table:table-cell>
          <table:table-cell table:style-name="ce29" office:value-type="string">
            <text:p>PD21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MOSI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1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MOSI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TIOA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1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table:style-name="ce14" office:value-type="float" office:value="60">
            <text:p>60</text:p>
          </table:table-cell>
          <table:table-cell table:style-name="ce29" office:value-type="string">
            <text:p>PD22</text:p>
          </table:table-cell>
          <table:table-cell table:style-name="ce29" office:value-type="string">
            <text:p>RF24</text:p>
          </table:table-cell>
          <table:table-cell table:style-name="ce29" office:value-type="string">
            <text:p>RF24_SCK</text:p>
          </table:table-cell>
          <table:table-cell table:number-columns-repeated="2" table:style-name="ce29" office:value-type="string">
            <text:p>–</text:p>
          </table:table-cell>
          <table:table-cell table:style-name="ce29" office:value-type="string">
            <text:p>PWMC0_PWMH2</text:p>
          </table:table-cell>
          <table:table-cell table:style-name="ce29" office:value-type="string">
            <text:p>O</text:p>
          </table:table-cell>
          <table:table-cell table:style-name="ce43" office:value-type="string">
            <text:p>SPI0_SPCK</text:p>
          </table:table-cell>
          <table:table-cell table:style-name="ce29" office:value-type="string">
            <text:p>O</text:p>
          </table:table-cell>
          <table:table-cell table:style-name="ce29" office:value-type="string">
            <text:p>TIOB11</text:p>
          </table:table-cell>
          <table:table-cell table:style-name="ce29" office:value-type="string">
            <text:p>I/O</text:p>
          </table:table-cell>
          <table:table-cell table:style-name="ce29" office:value-type="string">
            <text:p>ISI_D0</text:p>
          </table:table-cell>
          <table:table-cell table:style-name="ce29" office:value-type="string">
            <text:p>I</text:p>
          </table:table-cell>
          <table:table-cell table:style-name="ce29" office:value-type="string">
            <text:p>PIO,I,PU,ST</text:p>
          </table:table-cell>
          <table:table-cell table:style-name="ce29" table:number-columns-repeated="1009"/>
        </table:table-row>
        <table:table-row table:style-name="ro1">
          <table:table-cell office:value-type="float" office:value="56">
            <text:p>56</text:p>
          </table:table-cell>
          <table:table-cell table:style-name="ce25" office:value-type="string">
            <text:p>PA24</text:p>
          </table:table-cell>
          <table:table-cell table:style-name="ce26" office:value-type="string">
            <text:p>SDCARD</text:p>
          </table:table-cell>
          <table:table-cell office:value-type="string">
            <text:p>SDC_CD [GPIO]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11" office:value-type="float" office:value="59">
            <text:p>59</text:p>
          </table:table-cell>
          <table:table-cell table:style-name="ce26" office:value-type="string">
            <text:p>PA25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LK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CTS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A23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CK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2">
            <text:p>112</text:p>
          </table:table-cell>
          <table:table-cell table:style-name="ce26" office:value-type="string">
            <text:p>PA28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CMD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SR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CLK1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CDA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2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6">
            <text:p>116</text:p>
          </table:table-cell>
          <table:table-cell table:style-name="ce26" office:value-type="string">
            <text:p>PA30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0</text:p>
          </table:table-cell>
          <table:table-cell table:style-name="ce26" office:value-type="string">
            <text:p>WKUP11(1)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WMC0_PWML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WMC1_PWMEXTRG0</text:p>
          </table:table-cell>
          <table:table-cell table:style-name="ce26" office:value-type="string">
            <text:p>I</text:p>
          </table:table-cell>
          <table:table-cell table:style-name="ce50" office:value-type="string">
            <text:p>MCDA0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2SC0_DO</text:p>
          </table:table-cell>
          <table:table-cell table:style-name="ce26" office:value-type="string">
            <text:p>–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118">
            <text:p>118</text:p>
          </table:table-cell>
          <table:table-cell table:style-name="ce26" office:value-type="string">
            <text:p>PA31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1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SPI0_NPCS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CK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1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H2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62">
            <text:p>62</text:p>
          </table:table-cell>
          <table:table-cell table:style-name="ce26" office:value-type="string">
            <text:p>PA26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2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CD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TIOA2</text:p>
          </table:table-cell>
          <table:table-cell table:style-name="ce26" office:value-type="string">
            <text:p>O</text:p>
          </table:table-cell>
          <table:table-cell table:style-name="ce50" office:value-type="string">
            <text:p>MCDA2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PWMC1_PWMFI1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11" office:value-type="float" office:value="70">
            <text:p>70</text:p>
          </table:table-cell>
          <table:table-cell table:style-name="ce26" office:value-type="string">
            <text:p>PA27</text:p>
          </table:table-cell>
          <table:table-cell table:style-name="ce26" office:value-type="string">
            <text:p>SDCARD</text:p>
          </table:table-cell>
          <table:table-cell table:style-name="ce26" office:value-type="string">
            <text:p>SDC_DATA3</text:p>
          </table:table-cell>
          <table:table-cell table:number-columns-repeated="2" table:style-name="ce26" office:value-type="string">
            <text:p>–</text:p>
          </table:table-cell>
          <table:table-cell table:style-name="ce26" office:value-type="string">
            <text:p>DTR1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IOB2</text:p>
          </table:table-cell>
          <table:table-cell table:style-name="ce26" office:value-type="string">
            <text:p>I/O</text:p>
          </table:table-cell>
          <table:table-cell table:style-name="ce50" office:value-type="string">
            <text:p>MCDA3</text:p>
          </table:table-cell>
          <table:table-cell table:style-name="ce26" office:value-type="string">
            <text:p>I/O</text:p>
          </table:table-cell>
          <table:table-cell table:style-name="ce26" office:value-type="string">
            <text:p>ISI_D7</text:p>
          </table:table-cell>
          <table:table-cell table:style-name="ce26" office:value-type="string">
            <text:p>I</text:p>
          </table:table-cell>
          <table:table-cell table:style-name="ce26" office:value-type="string">
            <text:p>PIO,I,PU,ST</text:p>
          </table:table-cell>
          <table:table-cell table:style-name="ce26"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7" office:value-type="string">
            <text:p>PC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17" office:value-type="string">
            <text:p>PC2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17" office:value-type="string">
            <text:p>PC22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4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7" office:value-type="string">
            <text:p>PC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5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3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17" office:value-type="string">
            <text:p>PC2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6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SP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7" office:value-type="string">
            <text:p>PC2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7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3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0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7" office:value-type="string">
            <text:p>PC2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8</text:p>
          </table:table-cell>
          <table:table-cell table:style-name="ce17" office:value-type="string">
            <text:p>AFE1_AD7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8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ISO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7" office:value-type="string">
            <text:p>PC2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9</text:p>
          </table:table-cell>
          <table:table-cell table:style-name="ce17" office:value-type="string">
            <text:p>AFE1_AD8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9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MOSI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17" office:value-type="string">
            <text:p>PC2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4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SPI1_NPCS1</text:p>
          </table:table-cell>
          <table:table-cell table:style-name="ce17" office:value-type="string">
            <text:p>I/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7" office:value-type="string">
            <text:p>PC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1</text:p>
          </table:table-cell>
          <table:table-cell table:style-name="ce17" office:value-type="string">
            <text:p>AFE1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SPI1_NPCS2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7" office:value-type="string">
            <text:p>PC31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3</text:p>
          </table:table-cell>
          <table:table-cell table:style-name="ce17" office:value-type="string">
            <text:p>AFE1_AD6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A1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CLK5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7" office:value-type="string">
            <text:p>PA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AB14</text:p>
          </table:table-cell>
          <table:table-cell table:style-name="ce17" office:value-type="string">
            <text:p>AFE0_AD7(5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1_PWMEXTRG1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CK2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4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7" office:value-type="string">
            <text:p>PD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H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RXD2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WR1/NBS1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7" office:value-type="string">
            <text:p>PC18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DQML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0/NBS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17" office:value-type="string">
            <text:p>PD1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A10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COL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A10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7" office:value-type="string">
            <text:p>PA2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0</text:p>
          </table:table-cell>
          <table:table-cell table:style-name="ce17" office:value-type="string">
            <text:p>AFE0_AD9/WKUP10(6)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style-name="ce41" office:value-type="string">
            <text:p>A16/BA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1_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7" office:value-type="string">
            <text:p>PA0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BANK1</text:p>
          </table:table-cell>
          <table:table-cell table:style-name="ce17" office:value-type="string">
            <text:p>WKUP0(1)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PWMC0_PWMH0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0</text:p>
          </table:table-cell>
          <table:table-cell table:style-name="ce17" office:value-type="string">
            <text:p>I/O</text:p>
          </table:table-cell>
          <table:table-cell table:style-name="ce46" office:value-type="string">
            <text:p>A17/B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MCK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17" office:value-type="string">
            <text:p>PD17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ER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SCK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C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17" office:value-type="string">
            <text:p>PD14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KE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RXCK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17" office:value-type="string">
            <text:p>PD23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LK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WMC0_PWMH3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SDCK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7" office:value-type="string">
            <text:p>PC15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CS</text:p>
          </table:table-cell>
          <table:table-cell table:style-name="ce17" office:value-type="string">
            <text:p>AFE1_AD2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1/SDCS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7" office:value-type="string">
            <text:p>PD16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RAS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GTX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XD2</text:p>
          </table:table-cell>
          <table:table-cell table:style-name="ce17" office:value-type="string">
            <text:p>I/O</text:p>
          </table:table-cell>
          <table:table-cell table:style-name="ce41" office:value-type="string">
            <text:p>RAS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17" office:value-type="string">
            <text:p>PD29</text:p>
          </table:table-cell>
          <table:table-cell table:style-name="ce17" office:value-type="string">
            <text:p>SDRAM</text:p>
          </table:table-cell>
          <table:table-cell table:style-name="ce17" office:value-type="string">
            <text:p>SDRAM_WE</text:p>
          </table:table-cell>
          <table:table-cell table:number-columns-repeated="6" table:style-name="ce17" office:value-type="string">
            <text:p>–</text:p>
          </table:table-cell>
          <table:table-cell table:style-name="ce41" office:value-type="string">
            <text:p>SDWE</text:p>
          </table:table-cell>
          <table:table-cell table:style-name="ce17" office:value-type="string">
            <text:p>O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7" office:value-type="string">
            <text:p>PC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0</text:p>
          </table:table-cell>
          <table:table-cell table:style-name="ce17" office:value-type="string">
            <text:p>AFE1_AD9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0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7" office:value-type="string">
            <text:p>PC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1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7" office:value-type="string">
            <text:p>PC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2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7" office:value-type="string">
            <text:p>PC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3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7" office:value-type="string">
            <text:p>PC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4</text:p>
          </table:table-cell>
          <table:table-cell table:style-name="ce17" office:value-type="string">
            <text:p>I/O</text:p>
          </table:table-cell>
          <table:table-cell table:number-columns-repeated="6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17" office:value-type="string">
            <text:p>PC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7" office:value-type="string">
            <text:p>PC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6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6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6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7" office:value-type="string">
            <text:p>PC7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7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7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6</text:p>
          </table:table-cell>
          <table:table-cell table:style-name="ce17" office:value-type="string">
            <text:p>I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7" office:value-type="string">
            <text:p>PE0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8</text:p>
          </table:table-cell>
          <table:table-cell table:style-name="ce17" office:value-type="string">
            <text:p>AFE1_AD11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WS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7" office:value-type="string">
            <text:p>PE1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9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9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I2SC1_DO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7" office:value-type="string">
            <text:p>PE2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0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0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9</text:p>
          </table:table-cell>
          <table:table-cell table:style-name="ce17" office:value-type="string">
            <text:p>I</text:p>
          </table:table-cell>
          <table:table-cell table:style-name="ce17" office:value-type="string">
            <text:p>I2SC1_DI</text:p>
          </table:table-cell>
          <table:table-cell table:number-columns-repeated="3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7" office:value-type="string">
            <text:p>PE3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1</text:p>
          </table:table-cell>
          <table:table-cell table:style-name="ce17" office:value-type="string">
            <text:p>AFE1_AD10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7" office:value-type="string">
            <text:p>PE4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2</text:p>
          </table:table-cell>
          <table:table-cell table:style-name="ce17" office:value-type="string">
            <text:p>AFE0_AD4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2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7" office:value-type="string">
            <text:p>PE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3</text:p>
          </table:table-cell>
          <table:table-cell table:style-name="ce17" office:value-type="string">
            <text:p>AFE0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D13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CLK10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7" office:value-type="string">
            <text:p>PA15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4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4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A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WS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7" office:value-type="string">
            <text:p>PA16</text:p>
          </table:table-cell>
          <table:table-cell table:style-name="ce17" office:value-type="string">
            <text:p>SDRAM/LCD</text:p>
          </table:table-cell>
          <table:table-cell table:style-name="ce17" office:value-type="string">
            <text:p>DB15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D15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TIOB1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PWMC0_PWML2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I2SC0_DI</text:p>
          </table:table-cell>
          <table:table-cell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  <table:table-cell table:style-name="ce17" office:value-type="string">
            <text:p>LCD</text:p>
          </table:table-cell>
          <table:table-cell office:value-type="string">
            <text:p>LCD_BL_CTRL [PWM]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table:style-name="ce25"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25" office:value-type="string">
            <text:p>PC16</text:p>
          </table:table-cell>
          <table:table-cell table:style-name="ce17" office:value-type="string">
            <text:p>LCD</text:p>
          </table:table-cell>
          <table:table-cell office:value-type="string">
            <text:p>LCD_C86 [GPIO]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7" office:value-type="string">
            <text:p>PC12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CS</text:p>
          </table:table-cell>
          <table:table-cell table:style-name="ce17" office:value-type="string">
            <text:p>AFE1_AD3(5)</text:p>
          </table:table-cell>
          <table:table-cell table:style-name="ce17" office:value-type="string">
            <text:p>I</text:p>
          </table:table-cell>
          <table:table-cell table:style-name="ce41" office:value-type="string">
            <text:p>NCS3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B8</text:p>
          </table:table-cell>
          <table:table-cell table:style-name="ce17" office:value-type="string">
            <text:p>I/O</text:p>
          </table:table-cell>
          <table:table-cell table:style-name="ce17" office:value-type="string">
            <text:p>CANRX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7">
            <text:p>97</text:p>
          </table:table-cell>
          <table:table-cell table:style-name="ce25" office:value-type="string">
            <text:p>PC14</text:p>
          </table:table-cell>
          <table:table-cell table:style-name="ce17" office:value-type="string">
            <text:p>LCD</text:p>
          </table:table-cell>
          <table:table-cell office:value-type="string">
            <text:p>LCD_INT [I]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7" office:value-type="string">
            <text:p>PC11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D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RD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8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25" office:value-type="string">
            <text:p>PC10</text:p>
          </table:table-cell>
          <table:table-cell table:style-name="ce17" office:value-type="string">
            <text:p>LCD</text:p>
          </table:table-cell>
          <table:table-cell office:value-type="string">
            <text:p>LCD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7" office:value-type="string">
            <text:p>PC19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RS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A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PWMC0_PWMH2</text:p>
          </table:table-cell>
          <table:table-cell table:style-name="ce17" office:value-type="string">
            <text:p>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office:value-type="float" office:value="86">
            <text:p>86</text:p>
          </table:table-cell>
          <table:table-cell table:style-name="ce25" office:value-type="string">
            <text:p>PC9</text:p>
          </table:table-cell>
          <table:table-cell table:style-name="ce17" office:value-type="string">
            <text:p>LCD</text:p>
          </table:table-cell>
          <table:table-cell office:value-type="string">
            <text:p>LCD_WAIT [GPIO]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17" office:value-type="string">
            <text:p>PC8</text:p>
          </table:table-cell>
          <table:table-cell table:style-name="ce17" office:value-type="string">
            <text:p>LCD</text:p>
          </table:table-cell>
          <table:table-cell table:style-name="ce17" office:value-type="string">
            <text:p>LCD_WR</text:p>
          </table:table-cell>
          <table:table-cell table:number-columns-repeated="2" table:style-name="ce17" office:value-type="string">
            <text:p>–</text:p>
          </table:table-cell>
          <table:table-cell table:style-name="ce41" office:value-type="string">
            <text:p>NWR0/NWE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TIOA7</text:p>
          </table:table-cell>
          <table:table-cell table:style-name="ce17" office:value-type="string">
            <text:p>I/O</text:p>
          </table:table-cell>
          <table:table-cell table:number-columns-repeated="4" table:style-name="ce17" office:value-type="string">
            <text:p>–</text:p>
          </table:table-cell>
          <table:table-cell table:style-name="ce17" office:value-type="string">
            <text:p>PIO,I,PU,ST</text:p>
          </table:table-cell>
          <table:table-cell table:style-name="ce17" table:number-columns-repeated="1009"/>
        </table:table-row>
        <table:table-row table:style-name="ro1">
          <table:table-cell table:style-name="ce12" office:value-type="float" office:value="89">
            <text:p>89</text:p>
          </table:table-cell>
          <table:table-cell table:style-name="ce27" office:value-type="string">
            <text:p>PB7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CLK</text:p>
          </table:table-cell>
          <table:table-cell table:style-name="ce36" office:value-type="string">
            <text:p>SWCLK/TCK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79">
            <text:p>79</text:p>
          </table:table-cell>
          <table:table-cell table:style-name="ce27" office:value-type="string">
            <text:p>PB6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SWDIO</text:p>
          </table:table-cell>
          <table:table-cell table:style-name="ce36" office:value-type="string">
            <text:p>SWDIO/TMS(9)</text:p>
          </table:table-cell>
          <table:table-cell table:style-name="ce27" office:value-type="string">
            <text:p>I</text:p>
          </table:table-cell>
          <table:table-cell table:number-columns-repeated="8" table:style-name="ce27" office:value-type="string">
            <text:p>–</text:p>
          </table:table-cell>
          <table:table-cell table:style-name="ce27" office:value-type="string">
            <text:p>PIO,I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27" office:value-type="string">
            <text:p>PB4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DI</text:p>
          </table:table-cell>
          <table:table-cell table:style-name="ce36" office:value-type="string">
            <text:p>TDI(9)</text:p>
          </table:table-cell>
          <table:table-cell table:style-name="ce27" office:value-type="string">
            <text:p>I</text:p>
          </table:table-cell>
          <table:table-cell table:style-name="ce27" office:value-type="string">
            <text:p>TW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WMC0_PWMH2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XD1</text:p>
          </table:table-cell>
          <table:table-cell table:style-name="ce27" office:value-type="string">
            <text:p>I/O</text:p>
          </table:table-cell>
          <table:table-cell table:style-name="ce27" office:value-type="string">
            <text:p>PIO,I,PD,ST</text:p>
          </table:table-cell>
          <table:table-cell table:style-name="ce27" table:number-columns-repeated="1009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27" office:value-type="string">
            <text:p>PB5</text:p>
          </table:table-cell>
          <table:table-cell table:style-name="ce27" office:value-type="string">
            <text:p>SWD/JTAG</text:p>
          </table:table-cell>
          <table:table-cell table:style-name="ce27" office:value-type="string">
            <text:p>DBG_TRACESWO</text:p>
          </table:table-cell>
          <table:table-cell table:style-name="ce36" office:value-type="string">
            <text:p>TDO/TRACESWO/WKUP13(9)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TWCK1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PWMC0_PWML0</text:p>
          </table:table-cell>
          <table:table-cell table:style-name="ce27" office:value-type="string">
            <text:p>O</text:p>
          </table:table-cell>
          <table:table-cell table:number-columns-repeated="2" table:style-name="ce27" office:value-type="string">
            <text:p>–</text:p>
          </table:table-cell>
          <table:table-cell table:style-name="ce27" office:value-type="string">
            <text:p>TD</text:p>
          </table:table-cell>
          <table:table-cell table:style-name="ce27" office:value-type="string">
            <text:p>O</text:p>
          </table:table-cell>
          <table:table-cell table:style-name="ce27" office:value-type="string">
            <text:p>O,PU</text:p>
          </table:table-cell>
          <table:table-cell table:style-name="ce27" table:number-columns-repeated="1009"/>
        </table:table-row>
        <table:table-row table:style-name="ro1">
          <table:table-cell office:value-type="float" office:value="104">
            <text:p>104</text:p>
          </table:table-cell>
          <table:table-cell table:style-name="ce25" office:value-type="string">
            <text:p>JTAGSEL</text:p>
          </table:table-cell>
          <table:table-cell office:value-type="string">
            <text:p>SYSTEM</text:p>
          </table:table-cell>
          <table:table-cell office:value-type="string">
            <text:p>JTAGSEL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  <table:table-cell office:value-type="string">
            <text:p>SYSTEM</text:p>
          </table:table-cell>
          <table:table-cell office:value-type="string">
            <text:p>POWER_SW [IW]</text:p>
          </table:table-cell>
          <table:table-cell table:style-name="ce25"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table:style-name="ce25" office:value-type="string">
            <text:p>NRST</text:p>
          </table:table-cell>
          <table:table-cell office:value-type="string">
            <text:p>SYSTEM</text:p>
          </table:table-cell>
          <table:table-cell office:value-type="string">
            <text:p>RESET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table:style-name="ce25" office:value-type="string">
            <text:p>TST</text:p>
          </table:table-cell>
          <table:table-cell office:value-type="string">
            <text:p>SYSTEM</text:p>
          </table:table-cell>
          <table:table-cell office:value-type="string">
            <text:p>TST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  <table:table-cell table:style-name="ce18" office:value-type="string">
            <text:p>TOUCHSCR</text:p>
          </table:table-cell>
          <table:table-cell office:value-type="string">
            <text:p>CTP_INT [IW]</text:p>
          </table:table-cell>
          <table:table-cell table:style-name="ce25"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table:style-name="ce25" office:value-type="string">
            <text:p>PA22</text:p>
          </table:table-cell>
          <table:table-cell table:style-name="ce18" office:value-type="string">
            <text:p>TOUCHSCR</text:p>
          </table:table-cell>
          <table:table-cell office:value-type="string">
            <text:p>CTP_RESET [GPIO]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18" office:value-type="string">
            <text:p>PA4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CL</text:p>
          </table:table-cell>
          <table:table-cell table:style-name="ce18" office:value-type="string">
            <text:p>WKUP3/PIODC1(3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CK0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TCLK0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UTXD1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18" office:value-type="string">
            <text:p>PA3</text:p>
          </table:table-cell>
          <table:table-cell table:style-name="ce18" office:value-type="string">
            <text:p>TOUCHSCR</text:p>
          </table:table-cell>
          <table:table-cell table:style-name="ce18" office:value-type="string">
            <text:p>CTP_SDA</text:p>
          </table:table-cell>
          <table:table-cell table:style-name="ce18" office:value-type="string">
            <text:p>PIODC0(2)</text:p>
          </table:table-cell>
          <table:table-cell table:style-name="ce18" office:value-type="string">
            <text:p>I</text:p>
          </table:table-cell>
          <table:table-cell table:style-name="ce39" office:value-type="string">
            <text:p>TWD0</text:p>
          </table:table-cell>
          <table:table-cell table:style-name="ce18" office:value-type="string">
            <text:p>I/O</text:p>
          </table:table-cell>
          <table:table-cell table:style-name="ce18" office:value-type="string">
            <text:p>LONCOL1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PCK2</text:p>
          </table:table-cell>
          <table:table-cell table:style-name="ce18" office:value-type="string">
            <text:p>O</text:p>
          </table:table-cell>
          <table:table-cell table:number-columns-repeated="2" table:style-name="ce18" office:value-type="string">
            <text:p>–</text:p>
          </table:table-cell>
          <table:table-cell table:style-name="ce18" office:value-type="string">
            <text:p>PIO,I,PU,ST</text:p>
          </table:table-cell>
          <table:table-cell table:style-name="ce18" table:number-columns-repeated="1009"/>
        </table:table-row>
        <table:table-row table:style-name="ro1">
          <table:table-cell office:value-type="float" office:value="46">
            <text:p>46</text:p>
          </table:table-cell>
          <table:table-cell table:style-name="ce25" office:value-type="string">
            <text:p>PA23</text:p>
          </table:table-cell>
          <table:table-cell table:style-name="ce18" office:value-type="string">
            <text:p>TOUCHSCR</text:p>
          </table:table-cell>
          <table:table-cell office:value-type="string">
            <text:p>CTP_WAKE [GPIO]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  <table:table-cell office:value-type="string">
            <text:p>UART</text:p>
          </table:table-cell>
          <table:table-cell office:value-type="string">
            <text:p>DBGUART_RX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table:style-name="ce25"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  <table:table-cell office:value-type="string">
            <text:p>UART</text:p>
          </table:table-cell>
          <table:table-cell office:value-type="string">
            <text:p>DBGUART_TX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table:style-name="ce25"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7">
            <text:p>87</text:p>
          </table:table-cell>
          <table:table-cell table:style-name="ce25" office:value-type="string">
            <text:p>PB12</text:p>
          </table:table-cell>
          <table:table-cell table:style-name="ce32" office:value-type="string">
            <text:p>UDB</text:p>
          </table:table-cell>
          <table:table-cell office:value-type="string">
            <text:p>USB_ID [GPIO]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9"/>
        </table:table-row>
        <table:table-row table:style-name="ro1">
          <table:table-cell office:value-type="float" office:value="136">
            <text:p>136</text:p>
          </table:table-cell>
          <table:table-cell table:style-name="ce25" office:value-type="string">
            <text:p>HSDM</text:p>
          </table:table-cell>
          <table:table-cell table:style-name="ce32" office:value-type="string">
            <text:p>USB</text:p>
          </table:table-cell>
          <table:table-cell office:value-type="string">
            <text:p>USB_D-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37">
            <text:p>137</text:p>
          </table:table-cell>
          <table:table-cell table:style-name="ce25" office:value-type="string">
            <text:p>HSDP</text:p>
          </table:table-cell>
          <table:table-cell table:style-name="ce32" office:value-type="string">
            <text:p>USB</text:p>
          </table:table-cell>
          <table:table-cell office:value-type="string">
            <text:p>USB_D+</text:p>
          </table:table-cell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  <table:table-cell office:value-type="string">
            <text:p>USB</text:p>
          </table:table-cell>
          <table:table-cell office:value-type="string">
            <text:p>VBUS_DETECT [IW]</text:p>
          </table:table-cell>
          <table:table-cell table:style-name="ce25"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  <table:table-cell office:value-type="string">
            <text:p>USB</text:p>
          </table:table-cell>
          <table:table-cell office:value-type="string">
            <text:p>VBUS_MEASURE [A]</text:p>
          </table:table-cell>
          <table:table-cell table:style-name="ce25"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44">
            <text:p>144</text:p>
          </table:table-cell>
          <table:table-cell table:style-name="ce25" office:value-type="string">
            <text:p>PB13</text:p>
          </table:table-cell>
          <table:table-cell table:style-name="ce32" office:value-type="string">
            <text:p>VREF</text:p>
          </table:table-cell>
          <table:table-cell office:value-type="string">
            <text:p>VREF_SHDN [GPIO]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  <table:table-cell office:value-type="string">
            <text:p>VREF</text:p>
          </table:table-cell>
          <table:table-cell/>
          <table:table-cell table:number-columns-repeated="11" office:value-type="string">
            <text:p>–</text:p>
          </table:table-cell>
          <table:table-cell table:number-columns-repeated="1009"/>
        </table:table-row>
        <table:table-row table:style-name="ro1">
          <table:table-cell office:value-type="float" office:value="121">
            <text:p>121</text:p>
          </table:table-cell>
          <table:table-cell table:style-name="ce25" office:value-type="string">
            <text:p>PD6</text:p>
          </table:table-cell>
          <table:table-cell table:style-name="ce19" office:value-type="string">
            <text:p>WIFI</text:p>
          </table:table-cell>
          <table:table-cell office:value-type="string">
            <text:p>WIFI_EN [GPIO]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26">
            <text:p>126</text:p>
          </table:table-cell>
          <table:table-cell table:style-name="ce25" office:value-type="string">
            <text:p>PD4</text:p>
          </table:table-cell>
          <table:table-cell table:style-name="ce19" office:value-type="string">
            <text:p>WIFI</text:p>
          </table:table-cell>
          <table:table-cell office:value-type="string">
            <text:p>WIFI_FLASH [GPIO]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office:value-type="float" office:value="131">
            <text:p>131</text:p>
          </table:table-cell>
          <table:table-cell table:style-name="ce25" office:value-type="string">
            <text:p>PD2</text:p>
          </table:table-cell>
          <table:table-cell table:style-name="ce19" office:value-type="string">
            <text:p>WIFI</text:p>
          </table:table-cell>
          <table:table-cell office:value-type="string">
            <text:p>WIFI_RESET [GPIO]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9"/>
        </table:table-row>
        <table:table-row table:style-name="ro1">
          <table:table-cell table:style-name="ce5" office:value-type="float" office:value="114">
            <text:p>114</text:p>
          </table:table-cell>
          <table:table-cell table:style-name="ce19" office:value-type="string">
            <text:p>PA6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RX</text:p>
          </table:table-cell>
          <table:table-cell table:number-columns-repeated="4" table:style-name="ce19" office:value-type="string">
            <text:p>–</text:p>
          </table:table-cell>
          <table:table-cell table:style-name="ce19" office:value-type="string">
            <text:p>PCK0</text:p>
          </table:table-cell>
          <table:table-cell table:style-name="ce19" office:value-type="string">
            <text:p>O</text:p>
          </table:table-cell>
          <table:table-cell table:style-name="ce47" office:value-type="string">
            <text:p>UTXD1</text:p>
          </table:table-cell>
          <table:table-cell table:style-name="ce19" office:value-type="string">
            <text:p>O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9" office:value-type="string">
            <text:p>PA5</text:p>
          </table:table-cell>
          <table:table-cell table:style-name="ce19" office:value-type="string">
            <text:p>WIFI</text:p>
          </table:table-cell>
          <table:table-cell table:style-name="ce19" office:value-type="string">
            <text:p>WIFI_TX</text:p>
          </table:table-cell>
          <table:table-cell table:style-name="ce19" office:value-type="string">
            <text:p>WKUP4/PIODC2(3)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PWMC1_PWML3</text:p>
          </table:table-cell>
          <table:table-cell table:style-name="ce19" office:value-type="string">
            <text:p>O</text:p>
          </table:table-cell>
          <table:table-cell table:style-name="ce19" office:value-type="string">
            <text:p>ISI_D4</text:p>
          </table:table-cell>
          <table:table-cell table:style-name="ce19" office:value-type="string">
            <text:p>I</text:p>
          </table:table-cell>
          <table:table-cell table:style-name="ce47" office:value-type="string">
            <text:p>URXD1</text:p>
          </table:table-cell>
          <table:table-cell table:style-name="ce19" office:value-type="string">
            <text:p>I</text:p>
          </table:table-cell>
          <table:table-cell table:number-columns-repeated="2" table:style-name="ce19" office:value-type="string">
            <text:p>–</text:p>
          </table:table-cell>
          <table:table-cell table:style-name="ce19" office:value-type="string">
            <text:p>PIO,I,PU,ST</text:p>
          </table:table-cell>
          <table:table-cell table:style-name="ce19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9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2" office:value-type="string">
            <text:p>Device</text:p>
          </table:table-cell>
          <table:table-cell table:style-name="ce52" office:value-type="string">
            <text:p>Part Nr.</text:p>
          </table:table-cell>
          <table:table-cell table:style-name="ce52" office:value-type="string">
            <text:p>DigiKey Part Nr.</text:p>
          </table:table-cell>
          <table:table-cell table:style-name="ce52" office:value-type="string">
            <text:p>Manufacturer</text:p>
          </table:table-cell>
          <table:table-cell table:style-name="ce52" office:value-type="string">
            <text:p>I2C Address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IMU</text:p>
          </table:table-cell>
          <table:table-cell office:value-type="string">
            <text:p>MPU-9250</text:p>
          </table:table-cell>
          <table:table-cell/>
          <table:table-cell office:value-type="string">
            <text:p>TDK InvenSense</text:p>
          </table:table-cell>
          <table:table-cell office:value-type="string">
            <text:p>0x68/0x69 + 0x0c (magnetometer)</text:p>
          </table:table-cell>
          <table:table-cell table:number-columns-repeated="1019"/>
        </table:table-row>
        <table:table-row table:style-name="ro1">
          <table:table-cell office:value-type="string">
            <text:p>Temp / Humidity / Pressure</text:p>
          </table:table-cell>
          <table:table-cell office:value-type="string">
            <text:p>BME280</text:p>
          </table:table-cell>
          <table:table-cell/>
          <table:table-cell office:value-type="string">
            <text:p>BOSCH</text:p>
          </table:table-cell>
          <table:table-cell office:value-type="string">
            <text:p>0x76 / 0x77</text:p>
          </table:table-cell>
          <table:table-cell table:number-columns-repeated="1019"/>
        </table:table-row>
        <table:table-row table:style-name="ro1">
          <table:table-cell office:value-type="string">
            <text:p>USB battery charger</text:p>
          </table:table-cell>
          <table:table-cell office:value-type="string">
            <text:p>bq24297</text:p>
          </table:table-cell>
          <table:table-cell/>
          <table:table-cell office:value-type="string">
            <text:p>Texas Instruments</text:p>
          </table:table-cell>
          <table:table-cell office:value-type="string">
            <text:p>0x6b</text:p>
          </table:table-cell>
          <table:table-cell table:number-columns-repeated="1019"/>
        </table:table-row>
        <table:table-row table:style-name="ro1">
          <table:table-cell office:value-type="string">
            <text:p>Current sense</text:p>
          </table:table-cell>
          <table:table-cell office:value-type="string">
            <text:p>PAC1720-1-AIA-TR</text:p>
          </table:table-cell>
          <table:table-cell office:value-type="string">
            <text:p>PAC1720-1-AIA-CT-ND</text:p>
          </table:table-cell>
          <table:table-cell office:value-type="string">
            <text:p>Microchip Technology</text:p>
          </table:table-cell>
          <table:table-cell office:value-type="string">
            <text:p>0x18 (Res selected)</text:p>
          </table:table-cell>
          <table:table-cell table:number-columns-repeated="1019"/>
        </table:table-row>
        <table:table-row table:style-name="ro1">
          <table:table-cell office:value-type="string">
            <text:p>1.8V Regulator</text:p>
          </table:table-cell>
          <table:table-cell office:value-type="string">
            <text:p>AP2138N-1.8TRG1</text:p>
          </table:table-cell>
          <table:table-cell office:value-type="string">
            <text:p>AP2138N-1.8TRG1DICT-ND</text:p>
          </table:table-cell>
          <table:table-cell office:value-type="string">
            <text:p>Diodes Incorporated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2.5V voltage reference</text:p>
          </table:table-cell>
          <table:table-cell office:value-type="string">
            <text:p>MCP1501T-25E/CHY</text:p>
          </table:table-cell>
          <table:table-cell table:style-name="ce53" office:value-type="string">
            <text:p>MCP1501T-25E/CHYCT-ND </text:p>
          </table:table-cell>
          <table:table-cell office:value-type="string">
            <text:p>Microchip Technology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Headphone connector</text:p>
          </table:table-cell>
          <table:table-cell office:value-type="string">
            <text:p>SJ-43514-SMT-TR</text:p>
          </table:table-cell>
          <table:table-cell office:value-type="string">
            <text:p>CP-43514SJCT-ND</text:p>
          </table:table-cell>
          <table:table-cell office:value-type="string">
            <text:p>CUI Inc.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Microphone</text:p>
          </table:table-cell>
          <table:table-cell office:value-type="string">
            <text:p>ICS-40181</text:p>
          </table:table-cell>
          <table:table-cell office:value-type="string">
            <text:p>1428-1065-1-ND</text:p>
          </table:table-cell>
          <table:table-cell office:value-type="string">
            <text:p>TDK InvenSense</text:p>
          </table:table-cell>
          <table:table-cell office:value-type="string">
            <text:p>NA</text:p>
          </table:table-cell>
          <table:table-cell table:number-columns-repeated="1019"/>
        </table:table-row>
      </table:table>
      <table:table table:name="Pinout" table:style-name="ta1" table:print="false"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 table:number-columns-spanned="1" table:number-rows-spanned="2">
            <text:p>LFBGA</text:p>
            <text:p>Ball</text:p>
          </table:table-cell>
          <table:table-cell table:style-name="ce1" office:value-type="string" table:number-columns-spanned="1" table:number-rows-spanned="2">
            <text:p>UFBGA</text:p>
            <text:p>Ball</text:p>
          </table:table-cell>
          <table:table-cell table:style-name="ce1" office:value-type="string" table:number-columns-spanned="1" table:number-rows-spanned="2">
            <text:p>Power Rail</text:p>
          </table:table-cell>
          <table:table-cell table:style-name="ce1" office:value-type="string" table:number-columns-spanned="1" table:number-rows-spanned="2">
            <text:p>I/O Type</text:p>
          </table:table-cell>
          <table:table-cell table:style-name="ce1" office:value-type="string">
            <text:p>Primary</text:p>
          </table:table-cell>
          <table:table-cell table:style-name="ce38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style-name="ce38" table:number-columns-repeated="1006"/>
        </table:table-row>
        <table:table-row table:style-name="ro4">
          <table:covered-table-cell table:number-columns-repeated="3" table:style-name="ce1"/>
          <table:covered-table-cell table:number-columns-repeated="2" table:style-name="ce54"/>
          <table:table-cell table:style-name="ce1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style-name="ce38"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IODC2(3)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AFE0_ADT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PWMEXTR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I2SC0_WS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PWMEXTR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PWMFI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PWMF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WMC1_PWMEXTR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O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RTCOUT0(7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/RTCOUT1(7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CESWO/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PU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(5)</text:p>
          </table:table-cell>
          <table:table-cell office:value-type="string">
            <text:p>I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SPI0_MISO</text:p>
          </table:table-cell>
          <table:table-cell office:value-type="string">
            <text:p>I/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SPI0_MO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SPI0_SP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SPI0_NP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S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O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E8,H5,H8</text:p>
          </table:table-cell>
          <table:table-cell office:value-type="string">
            <text:p>D5,G10,K5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 office:value-type="string">
            <text:p>VDDCORE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 office:value-type="string">
            <text:p>VDDUTMI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F5,F6,G4,</text:p>
            <text:p>G5,G6,G7</text:p>
          </table:table-cell>
          <table:table-cell office:value-type="string">
            <text:p>C5,D3,D10,</text:p>
            <text:p>H10,K4,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I</text:p>
          </table:table-cell>
          <table:table-cell office:value-type="string">
            <text:p>Ground</text:p>
          </table:table-cell>
          <table:table-cell office:value-type="string">
            <text:p>GNDUTM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USB</text:p>
          </table:table-cell>
          <table:table-cell office:value-type="string">
            <text:p>Ground</text:p>
          </table:table-cell>
          <table:table-cell office:value-type="string">
            <text:p>GN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 office:value-type="string">
            <text:p>VDDUTMIC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 office:value-type="string">
            <text:p>VD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 table:number-columns-spanned="1" table:number-rows-spanned="2">
            <text:p>LFBGA</text:p>
            <text:p>Ball</text:p>
          </table:table-cell>
          <table:table-cell table:style-name="ce1" office:value-type="string" table:number-columns-spanned="1" table:number-rows-spanned="2">
            <text:p>UFBGA</text:p>
            <text:p>Ball</text:p>
          </table:table-cell>
          <table:table-cell table:style-name="ce1" office:value-type="string" table:number-columns-spanned="1" table:number-rows-spanned="2">
            <text:p>Power Rail</text:p>
          </table:table-cell>
          <table:table-cell table:style-name="ce1" office:value-type="string" table:number-columns-spanned="1" table:number-rows-spanned="2">
            <text:p>I/O Type</text:p>
          </table:table-cell>
          <table:table-cell table:style-name="ce1" office:value-type="string">
            <text:p>Primary</text:p>
          </table:table-cell>
          <table:table-cell table:style-name="ce38"/>
          <table:table-cell table:style-name="ce34" office:value-type="string">
            <text:p>Alternate</text:p>
          </table:table-cell>
          <table:table-cell table:style-name="ce38"/>
          <table:table-cell table:style-name="ce34" office:value-type="string">
            <text:p>PIO Peripheral A</text:p>
          </table:table-cell>
          <table:table-cell table:style-name="ce38"/>
          <table:table-cell table:style-name="ce34" office:value-type="string">
            <text:p>PIO Peripheral B</text:p>
          </table:table-cell>
          <table:table-cell table:style-name="ce38"/>
          <table:table-cell table:style-name="ce1" office:value-type="string">
            <text:p>PIO Peripheral C</text:p>
          </table:table-cell>
          <table:table-cell table:style-name="ce38"/>
          <table:table-cell table:style-name="ce1" office:value-type="string">
            <text:p>PIO Peripheral D</text:p>
          </table:table-cell>
          <table:table-cell table:style-name="ce38"/>
          <table:table-cell table:style-name="ce34" office:value-type="string">
            <text:p>Reset State</text:p>
          </table:table-cell>
          <table:table-cell table:style-name="ce38" table:number-columns-repeated="1006"/>
        </table:table-row>
        <table:table-row table:style-name="ro4">
          <table:covered-table-cell table:number-columns-repeated="3" table:style-name="ce1"/>
          <table:covered-table-cell table:number-columns-repeated="2" table:style-name="ce54"/>
          <table:table-cell table:style-name="ce1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34" office:value-type="string">
            <text:p>Signal</text:p>
          </table:table-cell>
          <table:table-cell table:style-name="ce34" office:value-type="string">
            <text:p>Dir</text:p>
          </table:table-cell>
          <table:table-cell table:style-name="ce1" office:value-type="string">
            <text:p><text:span text:style-name="T1">Signal, Dir, PU,</text:span></text:p>
            <text:p><text:span text:style-name="T1">PD, HiZ, ST</text:span></text:p>
          </table:table-cell>
          <table:table-cell table:style-name="ce38"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S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O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table:number-columns-repeated="3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(5)</text:p>
          </table:table-cell>
          <table:table-cell office:value-type="string">
            <text:p>I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/RTCOUT1(7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RTCOUT0(7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PWMEXTR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CS0</text:p>
          </table:table-cell>
          <table:table-cell office:value-type="string">
            <text:p>I/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AFE0_ADT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PWMEXTR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SPI0_NP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office:value-type="string">
            <text:p>I2SC0_WS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C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office:value-type="string">
            <text:p>SPI0_SP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PWMFI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SPI0_MO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PWMC1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SPI0_MISO</text:p>
          </table:table-cell>
          <table:table-cell office:value-type="string">
            <text:p>I/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PWMEXTR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IODC2(3)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PU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GTSUCO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CK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PD</text:p>
          </table:table-cell>
          <table:table-cell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I,PD,ST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CESWO/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PU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PWMFI2</text:p>
          </table:table-cell>
          <table:table-cell office:value-type="string">
            <text:p>I</text:p>
          </table:table-cell>
          <table:table-cell office:value-type="string">
            <text:p>AFE1_AD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PWMF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LK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WMC1_PWMEXTR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O</text:p>
          </table:table-cell>
          <table:table-cell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PWMH3</text:p>
          </table:table-cell>
          <table:table-cell office:value-type="string">
            <text:p>O</text:p>
          </table:table-cell>
          <table:table-cell office:value-type="string">
            <text:p>TRACED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PWML3</text:p>
          </table:table-cell>
          <table:table-cell office:value-type="string">
            <text:p>O</text:p>
          </table:table-cell>
          <table:table-cell office:value-type="string">
            <text:p>TRACED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PWMH2</text:p>
          </table:table-cell>
          <table:table-cell office:value-type="string">
            <text:p>O</text:p>
          </table:table-cell>
          <table:table-cell office:value-type="string">
            <text:p>TRACED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PWML2</text:p>
          </table:table-cell>
          <table:table-cell office:value-type="string">
            <text:p>O</text:p>
          </table:table-cell>
          <table:table-cell office:value-type="string">
            <text:p>TRACED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PWML1</text:p>
          </table:table-cell>
          <table:table-cell office:value-type="string">
            <text:p>O</text:p>
          </table:table-cell>
          <table:table-cell office:value-type="string">
            <text:p>SPI1_NP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PWMH0</text:p>
          </table:table-cell>
          <table:table-cell office:value-type="string">
            <text:p>O</text:p>
          </table:table-cell>
          <table:table-cell office:value-type="string">
            <text:p>SPI1_NP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I</text:p>
          </table:table-cell>
          <table:table-cell office:value-type="string">
            <text:p>Power</text:p>
          </table:table-cell>
          <table:table-cell office:value-type="string">
            <text:p>VDDUTMI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C</text:p>
          </table:table-cell>
          <table:table-cell office:value-type="string">
            <text:p>Power</text:p>
          </table:table-cell>
          <table:table-cell office:value-type="string">
            <text:p>VDDUTMIC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HiZ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USB</text:p>
          </table:table-cell>
          <table:table-cell office:value-type="string">
            <text:p>Power</text:p>
          </table:table-cell>
          <table:table-cell office:value-type="string">
            <text:p>VD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I,PU,ST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USB</text:p>
          </table:table-cell>
          <table:table-cell office:value-type="string">
            <text:p>Ground</text:p>
          </table:table-cell>
          <table:table-cell office:value-type="string">
            <text:p>GNDPLLUSB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1">
          <table:table-cell office:value-type="string">
            <text:p>–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I</text:p>
          </table:table-cell>
          <table:table-cell office:value-type="string">
            <text:p>Ground</text:p>
          </table:table-cell>
          <table:table-cell office:value-type="string">
            <text:p>GNDUTMI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E8,H5,H8</text:p>
          </table:table-cell>
          <table:table-cell office:value-type="string">
            <text:p>D5,G10,K5</text:p>
          </table:table-cell>
          <table:table-cell office:value-type="string">
            <text:p>VDDCORE</text:p>
          </table:table-cell>
          <table:table-cell office:value-type="string">
            <text:p>Power</text:p>
          </table:table-cell>
          <table:table-cell office:value-type="string">
            <text:p>VDDCORE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F5,F6,G4,</text:p>
            <text:p>G5,G6,G7</text:p>
          </table:table-cell>
          <table:table-cell office:value-type="string">
            <text:p>C5,D3,D10,</text:p>
            <text:p>H10,K4,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6"/>
        </table:table-row>
        <table:table-row table:style-name="ro3" table:number-rows-repeated="10482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rt pins" table:style-name="ta1" table:print="false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</table:table-row>
        <table:table-row table:style-name="ro1">
          <table:covered-table-cell table:style-name="ce1"/>
          <table:table-cell table:style-name="ce1" office:value-type="string">
            <text:p>Signal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A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A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A1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1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A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2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2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2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A3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B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B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B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B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B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B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B1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B1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C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C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C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C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C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C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C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C1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C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C1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C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C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C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C2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C2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C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2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C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C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D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D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D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D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D1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D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1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D1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D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D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D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D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2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D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D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D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D2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D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E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E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RST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ST</text:p>
          </table:table-cell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TAGSEL</text:p>
          </table:table-cell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SD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SDP</text:p>
          </table:table-cell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LQFP</text:p>
            <text:p>Pin</text:p>
          </table:table-cell>
          <table:table-cell table:style-name="ce1" office:value-type="string">
            <text:p>Primary</text:p>
          </table:table-cell>
        </table:table-row>
        <table:table-row table:style-name="ro1">
          <table:covered-table-cell table:style-name="ce1"/>
          <table:table-cell table:style-name="ce1" office:value-type="string">
            <text:p>Sig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DDO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I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E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REF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REF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E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2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C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2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C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B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2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E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E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D3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A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1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D2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A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D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D2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2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2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C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2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2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D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D2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A1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D1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D1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D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D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C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D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B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C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RST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S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C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B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1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C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D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C1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C1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D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A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C1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D1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A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C1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TAGSE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B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D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D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B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D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C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D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A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A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C1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A3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D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C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D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C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VDDP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C2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D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C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D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C2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D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D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C2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DDUTMII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HSD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HSDP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DDUTMIC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VBG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B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B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VDDPLLUSB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B13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ANA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PLLUSB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string">
            <text:p>GNDUTMI</text:p>
          </table:table-cell>
        </table:table-row>
        <table:table-row table:style-name="ro3">
          <table:table-cell office:value-type="string">
            <text:p>29,33,50,</text:p>
            <text:p>81,107</text:p>
          </table:table-cell>
          <table:table-cell office:value-type="string">
            <text:p>VDDCORE</text:p>
          </table:table-cell>
        </table:table-row>
        <table:table-row table:style-name="ro3">
          <table:table-cell office:value-type="string">
            <text:p>30,43,72,</text:p>
            <text:p>80,96</text:p>
          </table:table-cell>
          <table:table-cell office:value-type="string">
            <text:p>VDDIO</text:p>
          </table:table-cell>
        </table:table-row>
        <table:table-row table:style-name="ro3">
          <table:table-cell office:value-type="string">
            <text:p>44,61,95,</text:p>
            <text:p>115,135,138</text:p>
          </table:table-cell>
          <table:table-cell office:value-type="string">
            <text:p>GND</text:p>
          </table:table-cell>
        </table:table-row>
        <table:table-row table:style-name="ro3" table:number-rows-repeated="1048299">
          <table:table-cell table:number-columns-repeated="2"/>
        </table:table-row>
        <table:table-row table:style-name="ro3">
          <table:table-cell table:number-columns-repeated="2"/>
        </table:table-row>
      </table:table>
      <table:database-ranges>
        <table:database-range table:target-range-address="'PinAss Periph'.A3:'PinAss Periph'.AMJ12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.01.2018</text:date>, <text:time>17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Skauen</meta:initial-creator>
    <meta:creation-date>2017-11-10T15:49:03.44</meta:creation-date>
    <dc:date>2018-01-12T17:37:14.90</dc:date>
    <dc:creator>Kurt Skauen</dc:creator>
    <meta:editing-duration>P7DT9H38M50S</meta:editing-duration>
    <meta:editing-cycles>54</meta:editing-cycles>
    <meta:generator>OpenOffice/4.1.3$Win32 OpenOffice.org_project/413m1$Build-9783</meta:generator>
    <meta:document-statistic meta:table-count="5" meta:cell-count="9378" meta:object-count="0"/>
  </office:meta>
</office:document-meta>
</file>